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49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0.623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1.282cm"/>
    </style:style>
    <style:style style:name="co17" style:family="table-column">
      <style:table-column-properties fo:break-before="auto" style:column-width="1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00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dddddd" fo:border="0.06pt solid #000000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#660066" fo:border="0.06pt solid #000000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00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6pt solid #000000" fo:background-color="#00ffff" fo:border-left="0.06pt solid #000000" fo:border-right="0.06pt solid #000000" fo:border-top="non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inicialização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row table:style-name="ro1">
          <table:table-cell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/>
        </table:table-row>
        <table:table-row table:style-name="ro1">
          <table:table-cell/>
          <table:table-cell table:style-name="ce8" office:value-type="string" calcext:value-type="string">
            <text:p>n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153446197509766" calcext:value-type="float">
            <text:p>0,001534461975098</text:p>
          </table:table-cell>
          <table:table-cell table:style-name="ce12" office:value-type="float" office:value="0.00164389610290527" calcext:value-type="float">
            <text:p>0,001643896102905</text:p>
          </table:table-cell>
          <table:table-cell table:style-name="ce12" office:value-type="float" office:value="0.0015869140625" calcext:value-type="float">
            <text:p>0,0015869140625</text:p>
          </table:table-cell>
          <table:table-cell table:style-name="ce12" office:value-type="float" office:value="0.00142621994018555" calcext:value-type="float">
            <text:p>0,001426219940186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296807289123535" calcext:value-type="float">
            <text:p>0,002968072891235</text:p>
          </table:table-cell>
          <table:table-cell table:style-name="ce12" office:value-type="float" office:value="0.00272583961486816" calcext:value-type="float">
            <text:p>0,002725839614868</text:p>
          </table:table-cell>
          <table:table-cell table:style-name="ce12" office:value-type="float" office:value="0.00266790390014648" calcext:value-type="float">
            <text:p>0,002667903900146</text:p>
          </table:table-cell>
          <table:table-cell table:style-name="ce12" office:value-type="float" office:value="0.00247955322265625" calcext:value-type="float">
            <text:p>0,002479553222656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193333625793457" calcext:value-type="float">
            <text:p>0,001933336257935</text:p>
          </table:table-cell>
          <table:table-cell table:style-name="ce12" office:value-type="float" office:value="0.00204300880432129" calcext:value-type="float">
            <text:p>0,002043008804321</text:p>
          </table:table-cell>
          <table:table-cell table:style-name="ce12" office:value-type="float" office:value="0.00180912017822266" calcext:value-type="float">
            <text:p>0,001809120178223</text:p>
          </table:table-cell>
          <table:table-cell table:style-name="ce12" office:value-type="float" office:value="0.00177741050720215" calcext:value-type="float">
            <text:p>0,001777410507202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170183181762695" calcext:value-type="float">
            <text:p>0,001701831817627</text:p>
          </table:table-cell>
          <table:table-cell table:style-name="ce12" office:value-type="float" office:value="0.00185203552246094" calcext:value-type="float">
            <text:p>0,001852035522461</text:p>
          </table:table-cell>
          <table:table-cell table:style-name="ce12" office:value-type="float" office:value="0.000967502593994141" calcext:value-type="float">
            <text:p>0,000967502593994</text:p>
          </table:table-cell>
          <table:table-cell table:style-name="ce12" office:value-type="float" office:value="0.00133872032165527" calcext:value-type="float">
            <text:p>0,001338720321655</text:p>
          </table:table-cell>
          <table:table-cell/>
        </table:table-row>
        <table:table-row table:style-name="ro1"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172519683837891" calcext:value-type="float">
            <text:p>0,001725196838379</text:p>
          </table:table-cell>
          <table:table-cell table:style-name="ce12" office:value-type="float" office:value="0.00195002555847168" calcext:value-type="float">
            <text:p>0,001950025558472</text:p>
          </table:table-cell>
          <table:table-cell table:style-name="ce12" office:value-type="float" office:value="0.00185084342956543" calcext:value-type="float">
            <text:p>0,001850843429565</text:p>
          </table:table-cell>
          <table:table-cell table:style-name="ce12" office:value-type="float" office:value="0.00179433822631836" calcext:value-type="float">
            <text:p>0,001794338226318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251030921936035" calcext:value-type="float">
            <text:p>0,00251030921936</text:p>
          </table:table-cell>
          <table:table-cell table:style-name="ce12" office:value-type="float" office:value="0.00234794616699219" calcext:value-type="float">
            <text:p>0,002347946166992</text:p>
          </table:table-cell>
          <table:table-cell table:style-name="ce12" office:value-type="float" office:value="0.00222516059875488" calcext:value-type="float">
            <text:p>0,002225160598755</text:p>
          </table:table-cell>
          <table:table-cell table:style-name="ce12" office:value-type="float" office:value="0.00236868858337402" calcext:value-type="float">
            <text:p>0,002368688583374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137805938720703" calcext:value-type="float">
            <text:p>0,001378059387207</text:p>
          </table:table-cell>
          <table:table-cell table:style-name="ce12" office:value-type="float" office:value="0.00169515609741211" calcext:value-type="float">
            <text:p>0,001695156097412</text:p>
          </table:table-cell>
          <table:table-cell table:style-name="ce12" office:value-type="float" office:value="0.00130724906921387" calcext:value-type="float">
            <text:p>0,001307249069214</text:p>
          </table:table-cell>
          <table:table-cell table:style-name="ce12" office:value-type="float" office:value="0.00165295600891113" calcext:value-type="float">
            <text:p>0,001652956008911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159740447998047" calcext:value-type="float">
            <text:p>0,00159740447998</text:p>
          </table:table-cell>
          <table:table-cell table:style-name="ce12" office:value-type="float" office:value="0.00179386138916016" calcext:value-type="float">
            <text:p>0,00179386138916</text:p>
          </table:table-cell>
          <table:table-cell table:style-name="ce12" office:value-type="float" office:value="0.00189900398254395" calcext:value-type="float">
            <text:p>0,001899003982544</text:p>
          </table:table-cell>
          <table:table-cell table:style-name="ce12" office:value-type="float" office:value="0.00172805786132813" calcext:value-type="float">
            <text:p>0,001728057861328</text:p>
          </table:table-cell>
          <table:table-cell/>
        </table:table-row>
        <table:table-row table:style-name="ro1"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219988822937012" calcext:value-type="float">
            <text:p>0,00219988822937</text:p>
          </table:table-cell>
          <table:table-cell table:style-name="ce12" office:value-type="float" office:value="0.00149774551391602" calcext:value-type="float">
            <text:p>0,001497745513916</text:p>
          </table:table-cell>
          <table:table-cell table:style-name="ce12" office:value-type="float" office:value="0.00139546394348145" calcext:value-type="float">
            <text:p>0,001395463943481</text:p>
          </table:table-cell>
          <table:table-cell table:style-name="ce12" office:value-type="float" office:value="0.00172281265258789" calcext:value-type="float">
            <text:p>0,001722812652588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26402473449707" calcext:value-type="float">
            <text:p>0,002640247344971</text:p>
          </table:table-cell>
          <table:table-cell table:style-name="ce12" office:value-type="float" office:value="0.00198602676391602" calcext:value-type="float">
            <text:p>0,001986026763916</text:p>
          </table:table-cell>
          <table:table-cell table:style-name="ce12" office:value-type="float" office:value="0.00206995010375977" calcext:value-type="float">
            <text:p>0,00206995010376</text:p>
          </table:table-cell>
          <table:table-cell table:style-name="ce12" office:value-type="float" office:value="0.00254392623901367" calcext:value-type="float">
            <text:p>0,002543926239014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149893760681152" calcext:value-type="float">
            <text:p>0,001498937606812</text:p>
          </table:table-cell>
          <table:table-cell table:style-name="ce12" office:value-type="float" office:value="0.00115561485290527" calcext:value-type="float">
            <text:p>0,001155614852905</text:p>
          </table:table-cell>
          <table:table-cell table:style-name="ce12" office:value-type="float" office:value="0.00178337097167969" calcext:value-type="float">
            <text:p>0,00178337097168</text:p>
          </table:table-cell>
          <table:table-cell table:style-name="ce12" office:value-type="float" office:value="0.00127530097961426" calcext:value-type="float">
            <text:p>0,001275300979614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149154663085938" calcext:value-type="float">
            <text:p>0,001491546630859</text:p>
          </table:table-cell>
          <table:table-cell table:style-name="ce12" office:value-type="float" office:value="0.00163578987121582" calcext:value-type="float">
            <text:p>0,001635789871216</text:p>
          </table:table-cell>
          <table:table-cell table:style-name="ce12" office:value-type="float" office:value="0.00144791603088379" calcext:value-type="float">
            <text:p>0,001447916030884</text:p>
          </table:table-cell>
          <table:table-cell table:style-name="ce12" office:value-type="float" office:value="0.00162792205810547" calcext:value-type="float">
            <text:p>0,001627922058105</text:p>
          </table:table-cell>
          <table:table-cell/>
        </table:table-row>
        <table:table-row table:style-name="ro1"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169134140014648" calcext:value-type="float">
            <text:p>0,001691341400146</text:p>
          </table:table-cell>
          <table:table-cell table:style-name="ce12" office:value-type="float" office:value="0.00150275230407715" calcext:value-type="float">
            <text:p>0,001502752304077</text:p>
          </table:table-cell>
          <table:table-cell table:style-name="ce12" office:value-type="float" office:value="0.00179576873779297" calcext:value-type="float">
            <text:p>0,001795768737793</text:p>
          </table:table-cell>
          <table:table-cell table:style-name="ce12" office:value-type="float" office:value="0.00162124633789063" calcext:value-type="float">
            <text:p>0,001621246337891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224065780639648" calcext:value-type="float">
            <text:p>0,002240657806396</text:p>
          </table:table-cell>
          <table:table-cell table:style-name="ce12" office:value-type="float" office:value="0.00195789337158203" calcext:value-type="float">
            <text:p>0,001957893371582</text:p>
          </table:table-cell>
          <table:table-cell table:style-name="ce12" office:value-type="float" office:value="0.00213837623596191" calcext:value-type="float">
            <text:p>0,002138376235962</text:p>
          </table:table-cell>
          <table:table-cell table:style-name="ce12" office:value-type="float" office:value="0.00209331512451172" calcext:value-type="float">
            <text:p>0,002093315124512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140762329101563" calcext:value-type="float">
            <text:p>0,001407623291016</text:p>
          </table:table-cell>
          <table:table-cell table:style-name="ce12" office:value-type="float" office:value="0.00162959098815918" calcext:value-type="float">
            <text:p>0,001629590988159</text:p>
          </table:table-cell>
          <table:table-cell table:style-name="ce12" office:value-type="float" office:value="0.00104331970214844" calcext:value-type="float">
            <text:p>0,001043319702148</text:p>
          </table:table-cell>
          <table:table-cell table:style-name="ce12" office:value-type="float" office:value="0.00193381309509277" calcext:value-type="float">
            <text:p>0,001933813095093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159096717834473" calcext:value-type="float">
            <text:p>0,001590967178345</text:p>
          </table:table-cell>
          <table:table-cell table:style-name="ce12" office:value-type="float" office:value="0.00161457061767578" calcext:value-type="float">
            <text:p>0,001614570617676</text:p>
          </table:table-cell>
          <table:table-cell table:style-name="ce12" office:value-type="float" office:value="0.00125241279602051" calcext:value-type="float">
            <text:p>0,001252412796021</text:p>
          </table:table-cell>
          <table:table-cell table:style-name="ce12" office:value-type="float" office:value="0.00116634368896484" calcext:value-type="float">
            <text:p>0,001166343688965</text:p>
          </table:table-cell>
          <table:table-cell/>
        </table:table-row>
        <table:table-row table:style-name="ro1"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178790092468262" calcext:value-type="float">
            <text:p>0,001787900924683</text:p>
          </table:table-cell>
          <table:table-cell table:style-name="ce12" office:value-type="float" office:value="0.00175285339355469" calcext:value-type="float">
            <text:p>0,001752853393555</text:p>
          </table:table-cell>
          <table:table-cell table:style-name="ce12" office:value-type="float" office:value="0.00127077102661133" calcext:value-type="float">
            <text:p>0,001270771026611</text:p>
          </table:table-cell>
          <table:table-cell table:style-name="ce12" office:value-type="float" office:value="0.00200200080871582" calcext:value-type="float">
            <text:p>0,002002000808716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23198127746582" calcext:value-type="float">
            <text:p>0,002319812774658</text:p>
          </table:table-cell>
          <table:table-cell table:style-name="ce12" office:value-type="float" office:value="0.00205850601196289" calcext:value-type="float">
            <text:p>0,002058506011963</text:p>
          </table:table-cell>
          <table:table-cell table:style-name="ce12" office:value-type="float" office:value="0.0024712085723877" calcext:value-type="float">
            <text:p>0,002471208572388</text:p>
          </table:table-cell>
          <table:table-cell table:style-name="ce12" office:value-type="float" office:value="0.00265979766845703" calcext:value-type="float">
            <text:p>0,002659797668457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155305862426758" calcext:value-type="float">
            <text:p>0,001553058624268</text:p>
          </table:table-cell>
          <table:table-cell table:style-name="ce12" office:value-type="float" office:value="0.00119209289550781" calcext:value-type="float">
            <text:p>0,001192092895508</text:p>
          </table:table-cell>
          <table:table-cell table:style-name="ce12" office:value-type="float" office:value="0.00152873992919922" calcext:value-type="float">
            <text:p>0,001528739929199</text:p>
          </table:table-cell>
          <table:table-cell table:style-name="ce12" office:value-type="float" office:value="0.00132846832275391" calcext:value-type="float">
            <text:p>0,001328468322754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137829780578613" calcext:value-type="float">
            <text:p>0,001378297805786</text:p>
          </table:table-cell>
          <table:table-cell table:style-name="ce12" office:value-type="float" office:value="0.00109601020812988" calcext:value-type="float">
            <text:p>0,00109601020813</text:p>
          </table:table-cell>
          <table:table-cell table:style-name="ce12" office:value-type="float" office:value="0.00161361694335938" calcext:value-type="float">
            <text:p>0,001613616943359</text:p>
          </table:table-cell>
          <table:table-cell table:style-name="ce12" office:value-type="float" office:value="0.00123000144958496" calcext:value-type="float">
            <text:p>0,001230001449585</text:p>
          </table:table-cell>
          <table:table-cell/>
        </table:table-row>
        <table:table-row table:style-name="ro1"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224637985229492" calcext:value-type="float">
            <text:p>0,002246379852295</text:p>
          </table:table-cell>
          <table:table-cell table:style-name="ce12" office:value-type="float" office:value="0.00204873085021973" calcext:value-type="float">
            <text:p>0,00204873085022</text:p>
          </table:table-cell>
          <table:table-cell table:style-name="ce12" office:value-type="float" office:value="0.00168967247009277" calcext:value-type="float">
            <text:p>0,001689672470093</text:p>
          </table:table-cell>
          <table:table-cell table:style-name="ce12" office:value-type="float" office:value="0.00147461891174316" calcext:value-type="float">
            <text:p>0,001474618911743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240683555603027" calcext:value-type="float">
            <text:p>0,00240683555603</text:p>
          </table:table-cell>
          <table:table-cell table:style-name="ce12" office:value-type="float" office:value="0.00213766098022461" calcext:value-type="float">
            <text:p>0,002137660980225</text:p>
          </table:table-cell>
          <table:table-cell table:style-name="ce12" office:value-type="float" office:value="0.00227046012878418" calcext:value-type="float">
            <text:p>0,002270460128784</text:p>
          </table:table-cell>
          <table:table-cell table:style-name="ce12" office:value-type="float" office:value="0.00205111503601074" calcext:value-type="float">
            <text:p>0,002051115036011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170445442199707" calcext:value-type="float">
            <text:p>0,001704454421997</text:p>
          </table:table-cell>
          <table:table-cell table:style-name="ce12" office:value-type="float" office:value="0.0010840892791748" calcext:value-type="float">
            <text:p>0,001084089279175</text:p>
          </table:table-cell>
          <table:table-cell table:style-name="ce12" office:value-type="float" office:value="0.0012047290802002" calcext:value-type="float">
            <text:p>0,0012047290802</text:p>
          </table:table-cell>
          <table:table-cell table:style-name="ce12" office:value-type="float" office:value="0.00145459175109863" calcext:value-type="float">
            <text:p>0,001454591751099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116276741027832" calcext:value-type="float">
            <text:p>0,001162767410278</text:p>
          </table:table-cell>
          <table:table-cell table:style-name="ce12" office:value-type="float" office:value="0.00162124633789063" calcext:value-type="float">
            <text:p>0,001621246337891</text:p>
          </table:table-cell>
          <table:table-cell table:style-name="ce12" office:value-type="float" office:value="0.00122547149658203" calcext:value-type="float">
            <text:p>0,001225471496582</text:p>
          </table:table-cell>
          <table:table-cell table:style-name="ce12" office:value-type="float" office:value="0.00105381011962891" calcext:value-type="float">
            <text:p>0,001053810119629</text:p>
          </table:table-cell>
          <table:table-cell/>
        </table:table-row>
        <table:table-row table:style-name="ro1"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186491012573242" calcext:value-type="float">
            <text:p>0,001864910125732</text:p>
          </table:table-cell>
          <table:table-cell table:style-name="ce12" office:value-type="float" office:value="0.00201106071472168" calcext:value-type="float">
            <text:p>0,002011060714722</text:p>
          </table:table-cell>
          <table:table-cell table:style-name="ce12" office:value-type="float" office:value="0.00201082229614258" calcext:value-type="float">
            <text:p>0,002010822296143</text:p>
          </table:table-cell>
          <table:table-cell table:style-name="ce12" office:value-type="float" office:value="0.00150156021118164" calcext:value-type="float">
            <text:p>0,001501560211182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239443778991699" calcext:value-type="float">
            <text:p>0,002394437789917</text:p>
          </table:table-cell>
          <table:table-cell table:style-name="ce12" office:value-type="float" office:value="0.00208473205566406" calcext:value-type="float">
            <text:p>0,002084732055664</text:p>
          </table:table-cell>
          <table:table-cell table:style-name="ce12" office:value-type="float" office:value="0.00225281715393066" calcext:value-type="float">
            <text:p>0,002252817153931</text:p>
          </table:table-cell>
          <table:table-cell table:style-name="ce12" office:value-type="float" office:value="0.00182080268859863" calcext:value-type="float">
            <text:p>0,001820802688599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143337249755859" calcext:value-type="float">
            <text:p>0,001433372497559</text:p>
          </table:table-cell>
          <table:table-cell table:style-name="ce12" office:value-type="float" office:value="0.00162315368652344" calcext:value-type="float">
            <text:p>0,001623153686523</text:p>
          </table:table-cell>
          <table:table-cell table:style-name="ce12" office:value-type="float" office:value="0.00122427940368652" calcext:value-type="float">
            <text:p>0,001224279403687</text:p>
          </table:table-cell>
          <table:table-cell table:style-name="ce12" office:value-type="float" office:value="0.00176143646240234" calcext:value-type="float">
            <text:p>0,001761436462402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137591361999512" calcext:value-type="float">
            <text:p>0,001375913619995</text:p>
          </table:table-cell>
          <table:table-cell table:style-name="ce12" office:value-type="float" office:value="0.00140786170959473" calcext:value-type="float">
            <text:p>0,001407861709595</text:p>
          </table:table-cell>
          <table:table-cell table:style-name="ce12" office:value-type="float" office:value="0.00137829780578613" calcext:value-type="float">
            <text:p>0,001378297805786</text:p>
          </table:table-cell>
          <table:table-cell table:style-name="ce12" office:value-type="float" office:value="0.00138187408447266" calcext:value-type="float">
            <text:p>0,001381874084473</text:p>
          </table:table-cell>
          <table:table-cell/>
        </table:table-row>
        <table:table-row table:style-name="ro1"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74784660339355" calcext:value-type="float">
            <text:p>0,001747846603394</text:p>
          </table:table-cell>
          <table:table-cell table:style-name="ce12" office:value-type="float" office:value="0.00140619277954102" calcext:value-type="float">
            <text:p>0,001406192779541</text:p>
          </table:table-cell>
          <table:table-cell table:style-name="ce12" office:value-type="float" office:value="0.00145554542541504" calcext:value-type="float">
            <text:p>0,001455545425415</text:p>
          </table:table-cell>
          <table:table-cell table:style-name="ce12" office:value-type="float" office:value="0.00214529037475586" calcext:value-type="float">
            <text:p>0,002145290374756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264787673950195" calcext:value-type="float">
            <text:p>0,002647876739502</text:p>
          </table:table-cell>
          <table:table-cell table:style-name="ce12" office:value-type="float" office:value="0.00244140625" calcext:value-type="float">
            <text:p>0,00244140625</text:p>
          </table:table-cell>
          <table:table-cell table:style-name="ce12" office:value-type="float" office:value="0.00215983390808105" calcext:value-type="float">
            <text:p>0,002159833908081</text:p>
          </table:table-cell>
          <table:table-cell table:style-name="ce12" office:value-type="float" office:value="0.00228285789489746" calcext:value-type="float">
            <text:p>0,002282857894897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15823745727539" calcext:value-type="float">
            <text:p>0,001158237457275</text:p>
          </table:table-cell>
          <table:table-cell table:style-name="ce12" office:value-type="float" office:value="0.00181484222412109" calcext:value-type="float">
            <text:p>0,001814842224121</text:p>
          </table:table-cell>
          <table:table-cell table:style-name="ce12" office:value-type="float" office:value="0.0011754035949707" calcext:value-type="float">
            <text:p>0,001175403594971</text:p>
          </table:table-cell>
          <table:table-cell table:style-name="ce12" office:value-type="float" office:value="0.0017998218536377" calcext:value-type="float">
            <text:p>0,001799821853638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678466796875" calcext:value-type="float">
            <text:p>0,001678466796875</text:p>
          </table:table-cell>
          <table:table-cell table:style-name="ce12" office:value-type="float" office:value="0.00166511535644531" calcext:value-type="float">
            <text:p>0,001665115356445</text:p>
          </table:table-cell>
          <table:table-cell table:style-name="ce12" office:value-type="float" office:value="0.00133609771728516" calcext:value-type="float">
            <text:p>0,001336097717285</text:p>
          </table:table-cell>
          <table:table-cell table:style-name="ce12" office:value-type="float" office:value="0.000934123992919922" calcext:value-type="float">
            <text:p>0,00093412399292</text:p>
          </table:table-cell>
          <table:table-cell/>
        </table:table-row>
        <table:table-row table:style-name="ro1"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196075439453125" calcext:value-type="float">
            <text:p>0,001960754394531</text:p>
          </table:table-cell>
          <table:table-cell table:style-name="ce12" office:value-type="float" office:value="0.00208568572998047" calcext:value-type="float">
            <text:p>0,00208568572998</text:p>
          </table:table-cell>
          <table:table-cell table:style-name="ce12" office:value-type="float" office:value="0.00177550315856934" calcext:value-type="float">
            <text:p>0,001775503158569</text:p>
          </table:table-cell>
          <table:table-cell table:style-name="ce12" office:value-type="float" office:value="0.00178146362304688" calcext:value-type="float">
            <text:p>0,001781463623047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279378890991211" calcext:value-type="float">
            <text:p>0,002793788909912</text:p>
          </table:table-cell>
          <table:table-cell table:style-name="ce12" office:value-type="float" office:value="0.00190830230712891" calcext:value-type="float">
            <text:p>0,001908302307129</text:p>
          </table:table-cell>
          <table:table-cell table:style-name="ce12" office:value-type="float" office:value="0.0022120475769043" calcext:value-type="float">
            <text:p>0,002212047576904</text:p>
          </table:table-cell>
          <table:table-cell table:style-name="ce12" office:value-type="float" office:value="0.00252294540405273" calcext:value-type="float">
            <text:p>0,002522945404053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175189971923828" calcext:value-type="float">
            <text:p>0,001751899719238</text:p>
          </table:table-cell>
          <table:table-cell table:style-name="ce12" office:value-type="float" office:value="0.00171065330505371" calcext:value-type="float">
            <text:p>0,001710653305054</text:p>
          </table:table-cell>
          <table:table-cell table:style-name="ce12" office:value-type="float" office:value="0.00159668922424316" calcext:value-type="float">
            <text:p>0,001596689224243</text:p>
          </table:table-cell>
          <table:table-cell table:style-name="ce12" office:value-type="float" office:value="0.00144076347351074" calcext:value-type="float">
            <text:p>0,001440763473511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159049034118652" calcext:value-type="float">
            <text:p>0,001590490341187</text:p>
          </table:table-cell>
          <table:table-cell table:style-name="ce12" office:value-type="float" office:value="0.00145435333251953" calcext:value-type="float">
            <text:p>0,00145435333252</text:p>
          </table:table-cell>
          <table:table-cell table:style-name="ce12" office:value-type="float" office:value="0.00160527229309082" calcext:value-type="float">
            <text:p>0,001605272293091</text:p>
          </table:table-cell>
          <table:table-cell table:style-name="ce12" office:value-type="float" office:value="0.00133919715881348" calcext:value-type="float">
            <text:p>0,001339197158813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177526473999023" calcext:value-type="float">
            <text:p>0,00177526473999</text:p>
          </table:table-cell>
          <table:table-cell table:style-name="ce12" office:value-type="float" office:value="0.0019218921661377" calcext:value-type="float">
            <text:p>0,001921892166138</text:p>
          </table:table-cell>
          <table:table-cell table:style-name="ce12" office:value-type="float" office:value="0.00168156623840332" calcext:value-type="float">
            <text:p>0,001681566238403</text:p>
          </table:table-cell>
          <table:table-cell table:style-name="ce12" office:value-type="float" office:value="0.00202703475952148" calcext:value-type="float">
            <text:p>0,002027034759521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233960151672363" calcext:value-type="float">
            <text:p>0,002339601516724</text:p>
          </table:table-cell>
          <table:table-cell table:style-name="ce12" office:value-type="float" office:value="0.00243330001831055" calcext:value-type="float">
            <text:p>0,002433300018311</text:p>
          </table:table-cell>
          <table:table-cell table:style-name="ce12" office:value-type="float" office:value="0.00231456756591797" calcext:value-type="float">
            <text:p>0,002314567565918</text:p>
          </table:table-cell>
          <table:table-cell table:style-name="ce12" office:value-type="float" office:value="0.00247311592102051" calcext:value-type="float">
            <text:p>0,002473115921021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164413452148438" calcext:value-type="float">
            <text:p>0,001644134521484</text:p>
          </table:table-cell>
          <table:table-cell table:style-name="ce12" office:value-type="float" office:value="0.00172829627990723" calcext:value-type="float">
            <text:p>0,001728296279907</text:p>
          </table:table-cell>
          <table:table-cell table:style-name="ce12" office:value-type="float" office:value="0.00165510177612305" calcext:value-type="float">
            <text:p>0,001655101776123</text:p>
          </table:table-cell>
          <table:table-cell table:style-name="ce12" office:value-type="float" office:value="0.00156664848327637" calcext:value-type="float">
            <text:p>0,001566648483276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148868560791016" calcext:value-type="float">
            <text:p>0,00148868560791</text:p>
          </table:table-cell>
          <table:table-cell table:style-name="ce12" office:value-type="float" office:value="0.00161528587341309" calcext:value-type="float">
            <text:p>0,001615285873413</text:p>
          </table:table-cell>
          <table:table-cell table:style-name="ce12" office:value-type="float" office:value="0.00161385536193848" calcext:value-type="float">
            <text:p>0,001613855361938</text:p>
          </table:table-cell>
          <table:table-cell table:style-name="ce12" office:value-type="float" office:value="0.00166940689086914" calcext:value-type="float">
            <text:p>0,001669406890869</text:p>
          </table:table-cell>
          <table:table-cell/>
        </table:table-row>
        <table:table-row table:style-name="ro1"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227260589599609" calcext:value-type="float">
            <text:p>0,002272605895996</text:p>
          </table:table-cell>
          <table:table-cell table:style-name="ce12" office:value-type="float" office:value="0.00200772285461426" calcext:value-type="float">
            <text:p>0,002007722854614</text:p>
          </table:table-cell>
          <table:table-cell table:style-name="ce12" office:value-type="float" office:value="0.00181794166564941" calcext:value-type="float">
            <text:p>0,001817941665649</text:p>
          </table:table-cell>
          <table:table-cell table:style-name="ce12" office:value-type="float" office:value="0.00157022476196289" calcext:value-type="float">
            <text:p>0,001570224761963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248074531555176" calcext:value-type="float">
            <text:p>0,002480745315552</text:p>
          </table:table-cell>
          <table:table-cell table:style-name="ce12" office:value-type="float" office:value="0.00263285636901855" calcext:value-type="float">
            <text:p>0,002632856369019</text:p>
          </table:table-cell>
          <table:table-cell table:style-name="ce12" office:value-type="float" office:value="0.0020606517791748" calcext:value-type="float">
            <text:p>0,002060651779175</text:p>
          </table:table-cell>
          <table:table-cell table:style-name="ce12" office:value-type="float" office:value="0.0021522045135498" calcext:value-type="float">
            <text:p>0,00215220451355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131988525390625" calcext:value-type="float">
            <text:p>0,001319885253906</text:p>
          </table:table-cell>
          <table:table-cell table:style-name="ce12" office:value-type="float" office:value="0.00184226036071777" calcext:value-type="float">
            <text:p>0,001842260360718</text:p>
          </table:table-cell>
          <table:table-cell table:style-name="ce12" office:value-type="float" office:value="0.00151968002319336" calcext:value-type="float">
            <text:p>0,001519680023193</text:p>
          </table:table-cell>
          <table:table-cell table:style-name="ce12" office:value-type="float" office:value="0.00126814842224121" calcext:value-type="float">
            <text:p>0,001268148422241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164914131164551" calcext:value-type="float">
            <text:p>0,001649141311646</text:p>
          </table:table-cell>
          <table:table-cell table:style-name="ce12" office:value-type="float" office:value="0.00138688087463379" calcext:value-type="float">
            <text:p>0,001386880874634</text:p>
          </table:table-cell>
          <table:table-cell table:style-name="ce12" office:value-type="float" office:value="0.00126886367797852" calcext:value-type="float">
            <text:p>0,001268863677979</text:p>
          </table:table-cell>
          <table:table-cell table:style-name="ce12" office:value-type="float" office:value="0.00142788887023926" calcext:value-type="float">
            <text:p>0,001427888870239</text:p>
          </table:table-cell>
          <table:table-cell/>
        </table:table-row>
        <table:table-row table:style-name="ro1"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177311897277832" calcext:value-type="float">
            <text:p>0,001773118972778</text:p>
          </table:table-cell>
          <table:table-cell table:style-name="ce12" office:value-type="float" office:value="0.00192022323608398" calcext:value-type="float">
            <text:p>0,001920223236084</text:p>
          </table:table-cell>
          <table:table-cell table:style-name="ce12" office:value-type="float" office:value="0.00145673751831055" calcext:value-type="float">
            <text:p>0,001456737518311</text:p>
          </table:table-cell>
          <table:table-cell table:style-name="ce12" office:value-type="float" office:value="0.00159406661987305" calcext:value-type="float">
            <text:p>0,001594066619873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217247009277344" calcext:value-type="float">
            <text:p>0,002172470092773</text:p>
          </table:table-cell>
          <table:table-cell table:style-name="ce12" office:value-type="float" office:value="0.00188088417053223" calcext:value-type="float">
            <text:p>0,001880884170532</text:p>
          </table:table-cell>
          <table:table-cell table:style-name="ce12" office:value-type="float" office:value="0.00218629837036133" calcext:value-type="float">
            <text:p>0,002186298370361</text:p>
          </table:table-cell>
          <table:table-cell table:style-name="ce12" office:value-type="float" office:value="0.00242137908935547" calcext:value-type="float">
            <text:p>0,002421379089355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11601448059082" calcext:value-type="float">
            <text:p>0,001160144805908</text:p>
          </table:table-cell>
          <table:table-cell table:style-name="ce12" office:value-type="float" office:value="0.0016176700592041" calcext:value-type="float">
            <text:p>0,001617670059204</text:p>
          </table:table-cell>
          <table:table-cell table:style-name="ce12" office:value-type="float" office:value="0.00140810012817383" calcext:value-type="float">
            <text:p>0,001408100128174</text:p>
          </table:table-cell>
          <table:table-cell table:style-name="ce12" office:value-type="float" office:value="0.00124907493591309" calcext:value-type="float">
            <text:p>0,001249074935913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157904624938965" calcext:value-type="float">
            <text:p>0,00157904624939</text:p>
          </table:table-cell>
          <table:table-cell table:style-name="ce12" office:value-type="float" office:value="0.00147008895874023" calcext:value-type="float">
            <text:p>0,00147008895874</text:p>
          </table:table-cell>
          <table:table-cell table:style-name="ce12" office:value-type="float" office:value="0.00132417678833008" calcext:value-type="float">
            <text:p>0,00132417678833</text:p>
          </table:table-cell>
          <table:table-cell table:style-name="ce12" office:value-type="float" office:value="0.00129818916320801" calcext:value-type="float">
            <text:p>0,001298189163208</text:p>
          </table:table-cell>
          <table:table-cell/>
        </table:table-row>
        <table:table-row table:style-name="ro1"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69014930725098" calcext:value-type="float">
            <text:p>0,001690149307251</text:p>
          </table:table-cell>
          <table:table-cell table:style-name="ce12" office:value-type="float" office:value="0.00156664848327637" calcext:value-type="float">
            <text:p>0,001566648483276</text:p>
          </table:table-cell>
          <table:table-cell table:style-name="ce12" office:value-type="float" office:value="0.00179815292358398" calcext:value-type="float">
            <text:p>0,001798152923584</text:p>
          </table:table-cell>
          <table:table-cell table:style-name="ce12" office:value-type="float" office:value="0.00172758102416992" calcext:value-type="float">
            <text:p>0,00172758102417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251054763793945" calcext:value-type="float">
            <text:p>0,002510547637939</text:p>
          </table:table-cell>
          <table:table-cell table:style-name="ce12" office:value-type="float" office:value="0.00253391265869141" calcext:value-type="float">
            <text:p>0,002533912658691</text:p>
          </table:table-cell>
          <table:table-cell table:style-name="ce12" office:value-type="float" office:value="0.00234889984130859" calcext:value-type="float">
            <text:p>0,002348899841309</text:p>
          </table:table-cell>
          <table:table-cell table:style-name="ce12" office:value-type="float" office:value="0.0019829273223877" calcext:value-type="float">
            <text:p>0,001982927322388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62291526794434" calcext:value-type="float">
            <text:p>0,001622915267944</text:p>
          </table:table-cell>
          <table:table-cell table:style-name="ce12" office:value-type="float" office:value="0.00127911567687988" calcext:value-type="float">
            <text:p>0,00127911567688</text:p>
          </table:table-cell>
          <table:table-cell table:style-name="ce12" office:value-type="float" office:value="0.00129461288452148" calcext:value-type="float">
            <text:p>0,001294612884521</text:p>
          </table:table-cell>
          <table:table-cell table:style-name="ce12" office:value-type="float" office:value="0.00174331665039063" calcext:value-type="float">
            <text:p>0,001743316650391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44863128662109" calcext:value-type="float">
            <text:p>0,001448631286621</text:p>
          </table:table-cell>
          <table:table-cell table:style-name="ce12" office:value-type="float" office:value="0.00127315521240234" calcext:value-type="float">
            <text:p>0,001273155212402</text:p>
          </table:table-cell>
          <table:table-cell table:style-name="ce12" office:value-type="float" office:value="0.000952720642089844" calcext:value-type="float">
            <text:p>0,00095272064209</text:p>
          </table:table-cell>
          <table:table-cell table:style-name="ce12" office:value-type="float" office:value="0.00147223472595215" calcext:value-type="float">
            <text:p>0,001472234725952</text:p>
          </table:table-cell>
          <table:table-cell/>
        </table:table-row>
        <table:table-row table:style-name="ro1"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172281265258789" calcext:value-type="float">
            <text:p>0,001722812652588</text:p>
          </table:table-cell>
          <table:table-cell table:style-name="ce12" office:value-type="float" office:value="0.00136423110961914" calcext:value-type="float">
            <text:p>0,001364231109619</text:p>
          </table:table-cell>
          <table:table-cell table:style-name="ce12" office:value-type="float" office:value="0.00171828269958496" calcext:value-type="float">
            <text:p>0,001718282699585</text:p>
          </table:table-cell>
          <table:table-cell table:style-name="ce12" office:value-type="float" office:value="0.00177669525146484" calcext:value-type="float">
            <text:p>0,001776695251465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266289710998535" calcext:value-type="float">
            <text:p>0,002662897109985</text:p>
          </table:table-cell>
          <table:table-cell table:style-name="ce12" office:value-type="float" office:value="0.00252461433410645" calcext:value-type="float">
            <text:p>0,002524614334106</text:p>
          </table:table-cell>
          <table:table-cell table:style-name="ce12" office:value-type="float" office:value="0.00200366973876953" calcext:value-type="float">
            <text:p>0,00200366973877</text:p>
          </table:table-cell>
          <table:table-cell table:style-name="ce12" office:value-type="float" office:value="0.00235247611999512" calcext:value-type="float">
            <text:p>0,002352476119995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158429145812988" calcext:value-type="float">
            <text:p>0,00158429145813</text:p>
          </table:table-cell>
          <table:table-cell table:style-name="ce12" office:value-type="float" office:value="0.00138688087463379" calcext:value-type="float">
            <text:p>0,001386880874634</text:p>
          </table:table-cell>
          <table:table-cell table:style-name="ce12" office:value-type="float" office:value="0.00174427032470703" calcext:value-type="float">
            <text:p>0,001744270324707</text:p>
          </table:table-cell>
          <table:table-cell table:style-name="ce12" office:value-type="float" office:value="0.00132274627685547" calcext:value-type="float">
            <text:p>0,001322746276855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108909606933594" calcext:value-type="float">
            <text:p>0,001089096069336</text:p>
          </table:table-cell>
          <table:table-cell table:style-name="ce12" office:value-type="float" office:value="0.00164175033569336" calcext:value-type="float">
            <text:p>0,001641750335693</text:p>
          </table:table-cell>
          <table:table-cell table:style-name="ce12" office:value-type="float" office:value="0.00170612335205078" calcext:value-type="float">
            <text:p>0,001706123352051</text:p>
          </table:table-cell>
          <table:table-cell table:style-name="ce12" office:value-type="float" office:value="0.00136208534240723" calcext:value-type="float">
            <text:p>0,001362085342407</text:p>
          </table:table-cell>
          <table:table-cell/>
        </table:table-row>
        <table:table-row table:style-name="ro1"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217652320861816" calcext:value-type="float">
            <text:p>0,002176523208618</text:p>
          </table:table-cell>
          <table:table-cell table:style-name="ce12" office:value-type="float" office:value="0.00197672843933105" calcext:value-type="float">
            <text:p>0,001976728439331</text:p>
          </table:table-cell>
          <table:table-cell table:style-name="ce12" office:value-type="float" office:value="0.00148248672485352" calcext:value-type="float">
            <text:p>0,001482486724854</text:p>
          </table:table-cell>
          <table:table-cell table:style-name="ce12" office:value-type="float" office:value="0.0016016960144043" calcext:value-type="float">
            <text:p>0,001601696014404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213479995727539" calcext:value-type="float">
            <text:p>0,002134799957275</text:p>
          </table:table-cell>
          <table:table-cell table:style-name="ce12" office:value-type="float" office:value="0.00208759307861328" calcext:value-type="float">
            <text:p>0,002087593078613</text:p>
          </table:table-cell>
          <table:table-cell table:style-name="ce12" office:value-type="float" office:value="0.00216579437255859" calcext:value-type="float">
            <text:p>0,002165794372559</text:p>
          </table:table-cell>
          <table:table-cell table:style-name="ce12" office:value-type="float" office:value="0.00235104560852051" calcext:value-type="float">
            <text:p>0,002351045608521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152015686035156" calcext:value-type="float">
            <text:p>0,001520156860352</text:p>
          </table:table-cell>
          <table:table-cell table:style-name="ce12" office:value-type="float" office:value="0.00151371955871582" calcext:value-type="float">
            <text:p>0,001513719558716</text:p>
          </table:table-cell>
          <table:table-cell table:style-name="ce12" office:value-type="float" office:value="0.00162625312805176" calcext:value-type="float">
            <text:p>0,001626253128052</text:p>
          </table:table-cell>
          <table:table-cell table:style-name="ce12" office:value-type="float" office:value="0.00110840797424316" calcext:value-type="float">
            <text:p>0,001108407974243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157713890075684" calcext:value-type="float">
            <text:p>0,001577138900757</text:p>
          </table:table-cell>
          <table:table-cell table:style-name="ce12" office:value-type="float" office:value="0.00123071670532227" calcext:value-type="float">
            <text:p>0,001230716705322</text:p>
          </table:table-cell>
          <table:table-cell table:style-name="ce12" office:value-type="float" office:value="0.00111222267150879" calcext:value-type="float">
            <text:p>0,001112222671509</text:p>
          </table:table-cell>
          <table:table-cell table:style-name="ce12" office:value-type="float" office:value="0.00132608413696289" calcext:value-type="float">
            <text:p>0,001326084136963</text:p>
          </table:table-cell>
          <table:table-cell/>
        </table:table-row>
        <table:table-row table:style-name="ro1"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70779228210449" calcext:value-type="float">
            <text:p>0,001707792282105</text:p>
          </table:table-cell>
          <table:table-cell table:style-name="ce12" office:value-type="float" office:value="0.00159811973571777" calcext:value-type="float">
            <text:p>0,001598119735718</text:p>
          </table:table-cell>
          <table:table-cell table:style-name="ce12" office:value-type="float" office:value="0.00153207778930664" calcext:value-type="float">
            <text:p>0,001532077789307</text:p>
          </table:table-cell>
          <table:table-cell table:style-name="ce12" office:value-type="float" office:value="0.00196504592895508" calcext:value-type="float">
            <text:p>0,001965045928955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244498252868652" calcext:value-type="float">
            <text:p>0,002444982528687</text:p>
          </table:table-cell>
          <table:table-cell table:style-name="ce12" office:value-type="float" office:value="0.00175309181213379" calcext:value-type="float">
            <text:p>0,001753091812134</text:p>
          </table:table-cell>
          <table:table-cell table:style-name="ce12" office:value-type="float" office:value="0.00186395645141602" calcext:value-type="float">
            <text:p>0,001863956451416</text:p>
          </table:table-cell>
          <table:table-cell table:style-name="ce12" office:value-type="float" office:value="0.0023345947265625" calcext:value-type="float">
            <text:p>0,002334594726563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80149078369141" calcext:value-type="float">
            <text:p>0,001801490783691</text:p>
          </table:table-cell>
          <table:table-cell table:style-name="ce12" office:value-type="float" office:value="0.00104618072509766" calcext:value-type="float">
            <text:p>0,001046180725098</text:p>
          </table:table-cell>
          <table:table-cell table:style-name="ce12" office:value-type="float" office:value="0.00168919563293457" calcext:value-type="float">
            <text:p>0,001689195632935</text:p>
          </table:table-cell>
          <table:table-cell table:style-name="ce12" office:value-type="float" office:value="0.00136375427246094" calcext:value-type="float">
            <text:p>0,001363754272461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16610527038574" calcext:value-type="float">
            <text:p>0,001166105270386</text:p>
          </table:table-cell>
          <table:table-cell table:style-name="ce12" office:value-type="float" office:value="0.000891208648681641" calcext:value-type="float">
            <text:p>0,000891208648682</text:p>
          </table:table-cell>
          <table:table-cell table:style-name="ce12" office:value-type="float" office:value="0.00141382217407227" calcext:value-type="float">
            <text:p>0,001413822174072</text:p>
          </table:table-cell>
          <table:table-cell table:style-name="ce12" office:value-type="float" office:value="0.00132560729980469" calcext:value-type="float">
            <text:p>0,001325607299805</text:p>
          </table:table-cell>
          <table:table-cell/>
        </table:table-row>
        <table:table-row table:style-name="ro1"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179505348205566" calcext:value-type="float">
            <text:p>0,001795053482056</text:p>
          </table:table-cell>
          <table:table-cell table:style-name="ce12" office:value-type="float" office:value="0.0015709400177002" calcext:value-type="float">
            <text:p>0,0015709400177</text:p>
          </table:table-cell>
          <table:table-cell table:style-name="ce12" office:value-type="float" office:value="0.00158071517944336" calcext:value-type="float">
            <text:p>0,001580715179443</text:p>
          </table:table-cell>
          <table:table-cell table:style-name="ce12" office:value-type="float" office:value="0.00197935104370117" calcext:value-type="float">
            <text:p>0,001979351043701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20134449005127" calcext:value-type="float">
            <text:p>0,002013444900513</text:p>
          </table:table-cell>
          <table:table-cell table:style-name="ce12" office:value-type="float" office:value="0.00210309028625488" calcext:value-type="float">
            <text:p>0,002103090286255</text:p>
          </table:table-cell>
          <table:table-cell table:style-name="ce12" office:value-type="float" office:value="0.00248479843139648" calcext:value-type="float">
            <text:p>0,002484798431396</text:p>
          </table:table-cell>
          <table:table-cell table:style-name="ce12" office:value-type="float" office:value="0.00189828872680664" calcext:value-type="float">
            <text:p>0,001898288726807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152087211608887" calcext:value-type="float">
            <text:p>0,001520872116089</text:p>
          </table:table-cell>
          <table:table-cell table:style-name="ce12" office:value-type="float" office:value="0.00131320953369141" calcext:value-type="float">
            <text:p>0,001313209533691</text:p>
          </table:table-cell>
          <table:table-cell table:style-name="ce12" office:value-type="float" office:value="0.00196433067321777" calcext:value-type="float">
            <text:p>0,001964330673218</text:p>
          </table:table-cell>
          <table:table-cell table:style-name="ce12" office:value-type="float" office:value="0.0015416145324707" calcext:value-type="float">
            <text:p>0,001541614532471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157356262207031" calcext:value-type="float">
            <text:p>0,00157356262207</text:p>
          </table:table-cell>
          <table:table-cell table:style-name="ce12" office:value-type="float" office:value="0.00158596038818359" calcext:value-type="float">
            <text:p>0,001585960388184</text:p>
          </table:table-cell>
          <table:table-cell table:style-name="ce12" office:value-type="float" office:value="0.00104832649230957" calcext:value-type="float">
            <text:p>0,00104832649231</text:p>
          </table:table-cell>
          <table:table-cell table:style-name="ce12" office:value-type="float" office:value="0.00133562088012695" calcext:value-type="float">
            <text:p>0,001335620880127</text:p>
          </table:table-cell>
          <table:table-cell/>
        </table:table-row>
        <table:table-row table:style-name="ro1"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194001197814941" calcext:value-type="float">
            <text:p>0,001940011978149</text:p>
          </table:table-cell>
          <table:table-cell table:style-name="ce12" office:value-type="float" office:value="0.001800537109375" calcext:value-type="float">
            <text:p>0,001800537109375</text:p>
          </table:table-cell>
          <table:table-cell table:style-name="ce12" office:value-type="float" office:value="0.00135922431945801" calcext:value-type="float">
            <text:p>0,001359224319458</text:p>
          </table:table-cell>
          <table:table-cell table:style-name="ce12" office:value-type="float" office:value="0.00174403190612793" calcext:value-type="float">
            <text:p>0,001744031906128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230813026428223" calcext:value-type="float">
            <text:p>0,002308130264282</text:p>
          </table:table-cell>
          <table:table-cell table:style-name="ce12" office:value-type="float" office:value="0.00193405151367188" calcext:value-type="float">
            <text:p>0,001934051513672</text:p>
          </table:table-cell>
          <table:table-cell table:style-name="ce12" office:value-type="float" office:value="0.00228333473205566" calcext:value-type="float">
            <text:p>0,002283334732056</text:p>
          </table:table-cell>
          <table:table-cell table:style-name="ce12" office:value-type="float" office:value="0.00243043899536133" calcext:value-type="float">
            <text:p>0,002430438995361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098419189453125" calcext:value-type="float">
            <text:p>0,000984191894531</text:p>
          </table:table-cell>
          <table:table-cell table:style-name="ce12" office:value-type="float" office:value="0.00123453140258789" calcext:value-type="float">
            <text:p>0,001234531402588</text:p>
          </table:table-cell>
          <table:table-cell table:style-name="ce12" office:value-type="float" office:value="0.00105953216552734" calcext:value-type="float">
            <text:p>0,001059532165527</text:p>
          </table:table-cell>
          <table:table-cell table:style-name="ce12" office:value-type="float" office:value="0.00148344039916992" calcext:value-type="float">
            <text:p>0,00148344039917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156450271606445" calcext:value-type="float">
            <text:p>0,001564502716064</text:p>
          </table:table-cell>
          <table:table-cell table:style-name="ce12" office:value-type="float" office:value="0.0016636848449707" calcext:value-type="float">
            <text:p>0,001663684844971</text:p>
          </table:table-cell>
          <table:table-cell table:style-name="ce12" office:value-type="float" office:value="0.00148391723632813" calcext:value-type="float">
            <text:p>0,001483917236328</text:p>
          </table:table-cell>
          <table:table-cell table:style-name="ce12" office:value-type="float" office:value="0.00161600112915039" calcext:value-type="float">
            <text:p>0,00161600112915</text:p>
          </table:table-cell>
          <table:table-cell/>
        </table:table-row>
        <table:table-row table:style-name="ro1"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180888175964355" calcext:value-type="float">
            <text:p>0,001808881759644</text:p>
          </table:table-cell>
          <table:table-cell table:style-name="ce12" office:value-type="float" office:value="0.00179338455200195" calcext:value-type="float">
            <text:p>0,001793384552002</text:p>
          </table:table-cell>
          <table:table-cell table:style-name="ce12" office:value-type="float" office:value="0.00144076347351074" calcext:value-type="float">
            <text:p>0,001440763473511</text:p>
          </table:table-cell>
          <table:table-cell table:style-name="ce12" office:value-type="float" office:value="0.00174140930175781" calcext:value-type="float">
            <text:p>0,001741409301758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261211395263672" calcext:value-type="float">
            <text:p>0,002612113952637</text:p>
          </table:table-cell>
          <table:table-cell table:style-name="ce12" office:value-type="float" office:value="0.00207829475402832" calcext:value-type="float">
            <text:p>0,002078294754028</text:p>
          </table:table-cell>
          <table:table-cell table:style-name="ce12" office:value-type="float" office:value="0.00223135948181152" calcext:value-type="float">
            <text:p>0,002231359481812</text:p>
          </table:table-cell>
          <table:table-cell table:style-name="ce12" office:value-type="float" office:value="0.00243043899536133" calcext:value-type="float">
            <text:p>0,002430438995361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152730941772461" calcext:value-type="float">
            <text:p>0,001527309417725</text:p>
          </table:table-cell>
          <table:table-cell table:style-name="ce12" office:value-type="float" office:value="0.00166535377502441" calcext:value-type="float">
            <text:p>0,001665353775024</text:p>
          </table:table-cell>
          <table:table-cell table:style-name="ce12" office:value-type="float" office:value="0.00170612335205078" calcext:value-type="float">
            <text:p>0,001706123352051</text:p>
          </table:table-cell>
          <table:table-cell table:style-name="ce12" office:value-type="float" office:value="0.00128340721130371" calcext:value-type="float">
            <text:p>0,001283407211304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128436088562012" calcext:value-type="float">
            <text:p>0,00128436088562</text:p>
          </table:table-cell>
          <table:table-cell table:style-name="ce12" office:value-type="float" office:value="0.00124907493591309" calcext:value-type="float">
            <text:p>0,001249074935913</text:p>
          </table:table-cell>
          <table:table-cell table:style-name="ce12" office:value-type="float" office:value="0.00091862678527832" calcext:value-type="float">
            <text:p>0,000918626785278</text:p>
          </table:table-cell>
          <table:table-cell table:style-name="ce12" office:value-type="float" office:value="0.00164914131164551" calcext:value-type="float">
            <text:p>0,001649141311646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178408622741699" calcext:value-type="float">
            <text:p>0,001784086227417</text:p>
          </table:table-cell>
          <table:table-cell table:style-name="ce12" office:value-type="float" office:value="0.00145936012268066" calcext:value-type="float">
            <text:p>0,001459360122681</text:p>
          </table:table-cell>
          <table:table-cell table:style-name="ce12" office:value-type="float" office:value="0.00173664093017578" calcext:value-type="float">
            <text:p>0,001736640930176</text:p>
          </table:table-cell>
          <table:table-cell table:style-name="ce12" office:value-type="float" office:value="0.0016171932220459" calcext:value-type="float">
            <text:p>0,001617193222046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216054916381836" calcext:value-type="float">
            <text:p>0,002160549163818</text:p>
          </table:table-cell>
          <table:table-cell table:style-name="ce12" office:value-type="float" office:value="0.00200843811035156" calcext:value-type="float">
            <text:p>0,002008438110352</text:p>
          </table:table-cell>
          <table:table-cell table:style-name="ce12" office:value-type="float" office:value="0.00201916694641113" calcext:value-type="float">
            <text:p>0,002019166946411</text:p>
          </table:table-cell>
          <table:table-cell table:style-name="ce12" office:value-type="float" office:value="0.00206708908081055" calcext:value-type="float">
            <text:p>0,002067089080811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201869010925293" calcext:value-type="float">
            <text:p>0,002018690109253</text:p>
          </table:table-cell>
          <table:table-cell table:style-name="ce12" office:value-type="float" office:value="0.00169634819030762" calcext:value-type="float">
            <text:p>0,001696348190308</text:p>
          </table:table-cell>
          <table:table-cell table:style-name="ce12" office:value-type="float" office:value="0.0018463134765625" calcext:value-type="float">
            <text:p>0,001846313476563</text:p>
          </table:table-cell>
          <table:table-cell table:style-name="ce12" office:value-type="float" office:value="0.00147724151611328" calcext:value-type="float">
            <text:p>0,001477241516113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144529342651367" calcext:value-type="float">
            <text:p>0,001445293426514</text:p>
          </table:table-cell>
          <table:table-cell table:style-name="ce12" office:value-type="float" office:value="0.00144290924072266" calcext:value-type="float">
            <text:p>0,001442909240723</text:p>
          </table:table-cell>
          <table:table-cell table:style-name="ce12" office:value-type="float" office:value="0.00156617164611816" calcext:value-type="float">
            <text:p>0,001566171646118</text:p>
          </table:table-cell>
          <table:table-cell table:style-name="ce12" office:value-type="float" office:value="0.00145411491394043" calcext:value-type="float">
            <text:p>0,00145411491394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0.00186024904251099" calcext:value-type="float">
            <text:p>0,001860249042511</text:p>
          </table:table-cell>
          <table:table-cell table:style-name="ce6" table:formula="of:=AVERAGE([.D4:.D23])" office:value-type="float" office:value="0.00174393653869629" calcext:value-type="float">
            <text:p>0,001743936538696</text:p>
          </table:table-cell>
          <table:table-cell table:style-name="ce6" table:formula="of:=AVERAGE([.E4:.E23])" office:value-type="float" office:value="0.00162179470062256" calcext:value-type="float">
            <text:p>0,001621794700623</text:p>
          </table:table-cell>
          <table:table-cell table:style-name="ce6" table:formula="of:=AVERAGE([.F4:.F23])" office:value-type="float" office:value="0.00174069404602051" calcext:value-type="float">
            <text:p>0,001740694046021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0.0024381160736084" calcext:value-type="float">
            <text:p>0,002438116073608</text:p>
          </table:table-cell>
          <table:table-cell table:style-name="ce6" table:formula="of:=AVERAGE([.K4:.K23])" office:value-type="float" office:value="0.00218092203140259" calcext:value-type="float">
            <text:p>0,002180922031403</text:p>
          </table:table-cell>
          <table:table-cell table:style-name="ce6" table:formula="of:=AVERAGE([.L4:.L23])" office:value-type="float" office:value="0.00222151279449463" calcext:value-type="float">
            <text:p>0,002221512794495</text:p>
          </table:table-cell>
          <table:table-cell table:style-name="ce6" table:formula="of:=AVERAGE([.M4:.M23])" office:value-type="float" office:value="0.00228585004806519" calcext:value-type="float">
            <text:p>0,002285850048065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0.00152615308761597" calcext:value-type="float">
            <text:p>0,001526153087616</text:p>
          </table:table-cell>
          <table:table-cell table:style-name="ce6" table:formula="of:=AVERAGE([.R4:.R23])" office:value-type="float" office:value="0.00151358842849731" calcext:value-type="float">
            <text:p>0,001513588428497</text:p>
          </table:table-cell>
          <table:table-cell table:style-name="ce6" table:formula="of:=AVERAGE([.S4:.S23])" office:value-type="float" office:value="0.0015093207359314" calcext:value-type="float">
            <text:p>0,001509320735931</text:p>
          </table:table-cell>
          <table:table-cell table:style-name="ce6" table:formula="of:=AVERAGE([.T4:.T23])" office:value-type="float" office:value="0.00149161815643311" calcext:value-type="float">
            <text:p>0,001491618156433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0.0014716625213623" calcext:value-type="float">
            <text:p>0,001471662521362</text:p>
          </table:table-cell>
          <table:table-cell table:style-name="ce6" table:formula="of:=AVERAGE([.Y4:.Y23])" office:value-type="float" office:value="0.00147957801818848" calcext:value-type="float">
            <text:p>0,001479578018188</text:p>
          </table:table-cell>
          <table:table-cell table:style-name="ce6" table:formula="of:=AVERAGE([.Z4:.Z23])" office:value-type="float" office:value="0.00135672092437744" calcext:value-type="float">
            <text:p>0,001356720924377</text:p>
          </table:table-cell>
          <table:table-cell table:style-name="ce6" table:formula="of:=AVERAGE([.AA4:.AA23])" office:value-type="float" office:value="0.00138682126998901" calcext:value-type="float">
            <text:p>0,001386821269989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.000207788949088614" calcext:value-type="float">
            <text:p>0,000207788949089</text:p>
          </table:table-cell>
          <table:table-cell table:style-name="ce6" table:formula="of:=STDEV([.D4:.D23])" office:value-type="float" office:value="0.000236910926926894" calcext:value-type="float">
            <text:p>0,000236910926927</text:p>
          </table:table-cell>
          <table:table-cell table:style-name="ce6" table:formula="of:=STDEV([.E4:.E23])" office:value-type="float" office:value="0.000194578624098148" calcext:value-type="float">
            <text:p>0,000194578624098</text:p>
          </table:table-cell>
          <table:table-cell table:style-name="ce6" table:formula="of:=STDEV([.F4:.F23])" office:value-type="float" office:value="0.000199192529296879" calcext:value-type="float">
            <text:p>0,000199192529297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.000239271803076895" calcext:value-type="float">
            <text:p>0,000239271803077</text:p>
          </table:table-cell>
          <table:table-cell table:style-name="ce6" table:formula="of:=STDEV([.K4:.K23])" office:value-type="float" office:value="0.000279149565152837" calcext:value-type="float">
            <text:p>0,000279149565153</text:p>
          </table:table-cell>
          <table:table-cell table:style-name="ce6" table:formula="of:=STDEV([.L4:.L23])" office:value-type="float" office:value="0.000184015252755579" calcext:value-type="float">
            <text:p>0,000184015252756</text:p>
          </table:table-cell>
          <table:table-cell table:style-name="ce6" table:formula="of:=STDEV([.M4:.M23])" office:value-type="float" office:value="0.00023277312818671" calcext:value-type="float">
            <text:p>0,000232773128187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.000256014864651115" calcext:value-type="float">
            <text:p>0,000256014864651</text:p>
          </table:table-cell>
          <table:table-cell table:style-name="ce6" table:formula="of:=STDEV([.R4:.R23])" office:value-type="float" office:value="0.000282208825391066" calcext:value-type="float">
            <text:p>0,000282208825391</text:p>
          </table:table-cell>
          <table:table-cell table:style-name="ce6" table:formula="of:=STDEV([.S4:.S23])" office:value-type="float" office:value="0.000276926929520137" calcext:value-type="float">
            <text:p>0,00027692692952</text:p>
          </table:table-cell>
          <table:table-cell table:style-name="ce6" table:formula="of:=STDEV([.T4:.T23])" office:value-type="float" office:value="0.000225247543225504" calcext:value-type="float">
            <text:p>0,000225247543226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.000178160920612862" calcext:value-type="float">
            <text:p>0,000178160920613</text:p>
          </table:table-cell>
          <table:table-cell table:style-name="ce6" table:formula="of:=STDEV([.Y4:.Y23])" office:value-type="float" office:value="0.000239663195740435" calcext:value-type="float">
            <text:p>0,00023966319574</text:p>
          </table:table-cell>
          <table:table-cell table:style-name="ce6" table:formula="of:=STDEV([.Z4:.Z23])" office:value-type="float" office:value="0.000269596742786951" calcext:value-type="float">
            <text:p>0,000269596742787</text:p>
          </table:table-cell>
          <table:table-cell table:style-name="ce6" table:formula="of:=STDEV([.AA4:.AA23])" office:value-type="float" office:value="0.000205379973365322" calcext:value-type="float">
            <text:p>0,000205379973365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.111699532879822" calcext:value-type="float">
            <text:p>0,111699532879822</text:p>
          </table:table-cell>
          <table:table-cell table:style-name="ce6" table:formula="of:=[.D25]/[.D24]" office:value-type="float" office:value="0.135848364702538" calcext:value-type="float">
            <text:p>0,135848364702538</text:p>
          </table:table-cell>
          <table:table-cell table:style-name="ce6" table:formula="of:=[.E25]/[.E24]" office:value-type="float" office:value="0.119977346099019" calcext:value-type="float">
            <text:p>0,119977346099019</text:p>
          </table:table-cell>
          <table:table-cell table:style-name="ce6" table:formula="of:=[.F25]/[.F24]" office:value-type="float" office:value="0.114432820490346" calcext:value-type="float">
            <text:p>0,114432820490346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.0981379868115853" calcext:value-type="float">
            <text:p>0,098137986811585</text:p>
          </table:table-cell>
          <table:table-cell table:style-name="ce6" table:formula="of:=[.K25]/[.K24]" office:value-type="float" office:value="0.12799612326045" calcext:value-type="float">
            <text:p>0,12799612326045</text:p>
          </table:table-cell>
          <table:table-cell table:style-name="ce6" table:formula="of:=[.L25]/[.L24]" office:value-type="float" office:value="0.0828333076503574" calcext:value-type="float">
            <text:p>0,082833307650357</text:p>
          </table:table-cell>
          <table:table-cell table:style-name="ce6" table:formula="of:=[.M25]/[.M24]" office:value-type="float" office:value="0.101832195153718" calcext:value-type="float">
            <text:p>0,101832195153718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.167751758803595" calcext:value-type="float">
            <text:p>0,167751758803595</text:p>
          </table:table-cell>
          <table:table-cell table:style-name="ce6" table:formula="of:=[.R25]/[.R24]" office:value-type="float" office:value="0.186450173691697" calcext:value-type="float">
            <text:p>0,186450173691697</text:p>
          </table:table-cell>
          <table:table-cell table:style-name="ce6" table:formula="of:=[.S25]/[.S24]" office:value-type="float" office:value="0.1834778539296" calcext:value-type="float">
            <text:p>0,1834778539296</text:p>
          </table:table-cell>
          <table:table-cell table:style-name="ce6" table:formula="of:=[.T25]/[.T24]" office:value-type="float" office:value="0.151008850525216" calcext:value-type="float">
            <text:p>0,151008850525216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.121060989205555" calcext:value-type="float">
            <text:p>0,121060989205555</text:p>
          </table:table-cell>
          <table:table-cell table:style-name="ce6" table:formula="of:=[.Y25]/[.Y24]" office:value-type="float" office:value="0.161980776136338" calcext:value-type="float">
            <text:p>0,161980776136338</text:p>
          </table:table-cell>
          <table:table-cell table:style-name="ce6" table:formula="of:=[.Z25]/[.Z24]" office:value-type="float" office:value="0.19871201065957" calcext:value-type="float">
            <text:p>0,19871201065957</text:p>
          </table:table-cell>
          <table:table-cell table:style-name="ce6" table:formula="of:=[.AA25]/[.AA24]" office:value-type="float" office:value="0.148094046298374" calcext:value-type="float">
            <text:p>0,148094046298374</text:p>
          </table:table-cell>
          <table:table-cell office:value-type="string" calcext:value-type="string">
            <text:p>&lt; controle &lt;0.15</text:p>
          </table:table-cell>
        </table:table-row>
        <table:table-row table:style-name="ro1">
          <table:table-cell table:number-columns-repeated="28"/>
        </table:table-row>
        <table:table-row table:style-name="ro2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9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13" office:value-type="string" calcext:value-type="string" table:number-columns-spanned="4" table:number-rows-spanned="1">
            <text:p>média dos tempos de <text:s/>inicialização</text:p>
          </table:table-cell>
          <table:covered-table-cell table:number-columns-repeated="3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1</text:p>
          </table:table-cell>
          <table:table-cell table:style-name="ce6" table:formula="of:=[.C24]" office:value-type="float" office:value="0.00186024904251099" calcext:value-type="float">
            <text:p>0,001860249042511</text:p>
          </table:table-cell>
          <table:table-cell table:style-name="ce6" table:formula="of:=[.D24]" office:value-type="float" office:value="0.00174393653869629" calcext:value-type="float">
            <text:p>0,001743936538696</text:p>
          </table:table-cell>
          <table:table-cell table:style-name="ce6" table:formula="of:=[.E24]" office:value-type="float" office:value="0.00162179470062256" calcext:value-type="float">
            <text:p>0,001621794700623</text:p>
          </table:table-cell>
          <table:table-cell table:style-name="ce6" table:formula="of:=[.F24]" office:value-type="float" office:value="0.00174069404602051" calcext:value-type="float">
            <text:p>0,001740694046021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2</text:p>
          </table:table-cell>
          <table:table-cell table:style-name="ce6" table:formula="of:=[.J24]" office:value-type="float" office:value="0.0024381160736084" calcext:value-type="float">
            <text:p>0,002438116073608</text:p>
          </table:table-cell>
          <table:table-cell table:style-name="ce6" table:formula="of:=[.K24]" office:value-type="float" office:value="0.00218092203140259" calcext:value-type="float">
            <text:p>0,002180922031403</text:p>
          </table:table-cell>
          <table:table-cell table:style-name="ce6" table:formula="of:=[.L24]" office:value-type="float" office:value="0.00222151279449463" calcext:value-type="float">
            <text:p>0,002221512794495</text:p>
          </table:table-cell>
          <table:table-cell table:style-name="ce6" table:formula="of:=[.M24]" office:value-type="float" office:value="0.00228585004806519" calcext:value-type="float">
            <text:p>0,00228585004806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3</text:p>
          </table:table-cell>
          <table:table-cell table:style-name="ce6" table:formula="of:=[.Q24]" office:value-type="float" office:value="0.00152615308761597" calcext:value-type="float">
            <text:p>0,001526153087616</text:p>
          </table:table-cell>
          <table:table-cell table:style-name="ce6" table:formula="of:=[.R24]" office:value-type="float" office:value="0.00151358842849731" calcext:value-type="float">
            <text:p>0,001513588428497</text:p>
          </table:table-cell>
          <table:table-cell table:style-name="ce6" table:formula="of:=[.S24]" office:value-type="float" office:value="0.0015093207359314" calcext:value-type="float">
            <text:p>0,001509320735931</text:p>
          </table:table-cell>
          <table:table-cell table:style-name="ce6" table:formula="of:=[.T24]" office:value-type="float" office:value="0.00149161815643311" calcext:value-type="float">
            <text:p>0,001491618156433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4</text:p>
          </table:table-cell>
          <table:table-cell table:style-name="ce6" table:formula="of:=[.X24]" office:value-type="float" office:value="0.0014716625213623" calcext:value-type="float">
            <text:p>0,001471662521362</text:p>
          </table:table-cell>
          <table:table-cell table:style-name="ce6" table:formula="of:=[.Y24]" office:value-type="float" office:value="0.00147957801818848" calcext:value-type="float">
            <text:p>0,001479578018188</text:p>
          </table:table-cell>
          <table:table-cell table:style-name="ce6" table:formula="of:=[.Z24]" office:value-type="float" office:value="0.00135672092437744" calcext:value-type="float">
            <text:p>0,001356720924377</text:p>
          </table:table-cell>
          <table:table-cell table:style-name="ce6" table:formula="of:=[.AA24]" office:value-type="float" office:value="0.00138682126998901" calcext:value-type="float">
            <text:p>0,001386821269989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5"/>
          <table:table-cell table:style-name="ce11"/>
          <table:table-cell table:style-name="ce37" table:number-columns-repeated="4"/>
          <table:table-cell table:style-name="ce41"/>
          <table:table-cell table:number-columns-repeated="21"/>
        </table:table-row>
        <table:table-row table:style-name="ro1" table:number-rows-repeated="104853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iterativo - tempo" table:style-name="ta1" table:print="false">
        <table:table-column table:style-name="co1" table:default-cell-style-name="Default"/>
        <table:table-column table:style-name="co2" table:default-cell-style-name="ce9"/>
        <table:table-column table:style-name="co11" table:number-columns-repeated="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9" table:default-cell-style-name="Default"/>
        <table:table-column table:style-name="co14" table:number-columns-repeated="996" table:default-cell-style-name="Default"/>
        <table:table-row table:style-name="ro1">
          <table:table-cell/>
          <table:table-cell table:style-name="ce6"/>
          <table:table-cell table:style-name="ce25" office:value-type="string" calcext:value-type="string" table:number-columns-spanned="4" table:number-rows-spanned="1">
            <text:p>tempo/iteraçã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n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8.55210661888123" calcext:value-type="float">
            <text:p>8,55210661888123</text:p>
          </table:table-cell>
          <table:table-cell table:style-name="ce12" office:value-type="float" office:value="12.0697655677795" calcext:value-type="float">
            <text:p>12,0697655677795</text:p>
          </table:table-cell>
          <table:table-cell table:style-name="ce12" office:value-type="float" office:value="23.1734240055084" calcext:value-type="float">
            <text:p>23,1734240055084</text:p>
          </table:table-cell>
          <table:table-cell table:style-name="ce12" office:value-type="float" office:value="35.8643608093262" calcext:value-type="float">
            <text:p>35,8643608093262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7.25711894035339" calcext:value-type="float">
            <text:p>7,25711894035339</text:p>
          </table:table-cell>
          <table:table-cell table:style-name="ce12" office:value-type="float" office:value="18.8927836418152" calcext:value-type="float">
            <text:p>18,8927836418152</text:p>
          </table:table-cell>
          <table:table-cell table:style-name="ce12" office:value-type="float" office:value="48.5652222633362" calcext:value-type="float">
            <text:p>48,5652222633362</text:p>
          </table:table-cell>
          <table:table-cell table:style-name="ce12" office:value-type="float" office:value="32.3795566558838" calcext:value-type="float">
            <text:p>32,3795566558838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7.29635715484619" calcext:value-type="float">
            <text:p>7,29635715484619</text:p>
          </table:table-cell>
          <table:table-cell table:style-name="ce12" office:value-type="float" office:value="8.36245894432068" calcext:value-type="float">
            <text:p>8,36245894432068</text:p>
          </table:table-cell>
          <table:table-cell table:style-name="ce12" office:value-type="float" office:value="15.6433944702148" calcext:value-type="float">
            <text:p>15,6433944702148</text:p>
          </table:table-cell>
          <table:table-cell table:style-name="ce12" office:value-type="float" office:value="20.6616294384003" calcext:value-type="float">
            <text:p>20,6616294384003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2.90133190155029" calcext:value-type="float">
            <text:p>2,90133190155029</text:p>
          </table:table-cell>
          <table:table-cell table:style-name="ce12" office:value-type="float" office:value="8.15934705734253" calcext:value-type="float">
            <text:p>8,15934705734253</text:p>
          </table:table-cell>
          <table:table-cell table:style-name="ce12" office:value-type="float" office:value="13.8125929832459" calcext:value-type="float">
            <text:p>13,8125929832459</text:p>
          </table:table-cell>
          <table:table-cell table:style-name="ce12" office:value-type="float" office:value="11.6506326198578" calcext:value-type="float">
            <text:p>11,650632619857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8.52704334259033" calcext:value-type="float">
            <text:p>8,52704334259033</text:p>
          </table:table-cell>
          <table:table-cell table:style-name="ce12" office:value-type="float" office:value="12.0630130767822" calcext:value-type="float">
            <text:p>12,0630130767822</text:p>
          </table:table-cell>
          <table:table-cell table:style-name="ce12" office:value-type="float" office:value="23.204797744751" calcext:value-type="float">
            <text:p>23,204797744751</text:p>
          </table:table-cell>
          <table:table-cell table:style-name="ce12" office:value-type="float" office:value="36.0570635795593" calcext:value-type="float">
            <text:p>36,0570635795593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7.29699420928955" calcext:value-type="float">
            <text:p>7,29699420928955</text:p>
          </table:table-cell>
          <table:table-cell table:style-name="ce12" office:value-type="float" office:value="18.9915137290955" calcext:value-type="float">
            <text:p>18,9915137290955</text:p>
          </table:table-cell>
          <table:table-cell table:style-name="ce12" office:value-type="float" office:value="48.420816898346" calcext:value-type="float">
            <text:p>48,420816898346</text:p>
          </table:table-cell>
          <table:table-cell table:style-name="ce12" office:value-type="float" office:value="32.382785320282" calcext:value-type="float">
            <text:p>32,382785320282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7.31340408325195" calcext:value-type="float">
            <text:p>7,31340408325195</text:p>
          </table:table-cell>
          <table:table-cell table:style-name="ce12" office:value-type="float" office:value="8.32376980781555" calcext:value-type="float">
            <text:p>8,32376980781555</text:p>
          </table:table-cell>
          <table:table-cell table:style-name="ce12" office:value-type="float" office:value="15.6706929206848" calcext:value-type="float">
            <text:p>15,6706929206848</text:p>
          </table:table-cell>
          <table:table-cell table:style-name="ce12" office:value-type="float" office:value="20.6223411560059" calcext:value-type="float">
            <text:p>20,6223411560059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2.88298773765564" calcext:value-type="float">
            <text:p>2,88298773765564</text:p>
          </table:table-cell>
          <table:table-cell table:style-name="ce12" office:value-type="float" office:value="8.21943616867065" calcext:value-type="float">
            <text:p>8,21943616867065</text:p>
          </table:table-cell>
          <table:table-cell table:style-name="ce12" office:value-type="float" office:value="13.7930476665497" calcext:value-type="float">
            <text:p>13,7930476665497</text:p>
          </table:table-cell>
          <table:table-cell table:style-name="ce12" office:value-type="float" office:value="11.6850185394287" calcext:value-type="float">
            <text:p>11,6850185394287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8.56526732444763" calcext:value-type="float">
            <text:p>8,56526732444763</text:p>
          </table:table-cell>
          <table:table-cell table:style-name="ce12" office:value-type="float" office:value="12.0356466770172" calcext:value-type="float">
            <text:p>12,0356466770172</text:p>
          </table:table-cell>
          <table:table-cell table:style-name="ce12" office:value-type="float" office:value="23.2004754543304" calcext:value-type="float">
            <text:p>23,2004754543304</text:p>
          </table:table-cell>
          <table:table-cell table:style-name="ce12" office:value-type="float" office:value="36.0080046653748" calcext:value-type="float">
            <text:p>36,0080046653748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7.33340239524841" calcext:value-type="float">
            <text:p>7,33340239524841</text:p>
          </table:table-cell>
          <table:table-cell table:style-name="ce12" office:value-type="float" office:value="18.8609552383423" calcext:value-type="float">
            <text:p>18,8609552383423</text:p>
          </table:table-cell>
          <table:table-cell table:style-name="ce12" office:value-type="float" office:value="48.7049248218536" calcext:value-type="float">
            <text:p>48,7049248218536</text:p>
          </table:table-cell>
          <table:table-cell table:style-name="ce12" office:value-type="float" office:value="32.3805198669434" calcext:value-type="float">
            <text:p>32,3805198669434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7.32094573974609" calcext:value-type="float">
            <text:p>7,32094573974609</text:p>
          </table:table-cell>
          <table:table-cell table:style-name="ce12" office:value-type="float" office:value="8.34144377708435" calcext:value-type="float">
            <text:p>8,34144377708435</text:p>
          </table:table-cell>
          <table:table-cell table:style-name="ce12" office:value-type="float" office:value="15.6465985774994" calcext:value-type="float">
            <text:p>15,6465985774994</text:p>
          </table:table-cell>
          <table:table-cell table:style-name="ce12" office:value-type="float" office:value="20.6444249153137" calcext:value-type="float">
            <text:p>20,6444249153137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2.88524627685547" calcext:value-type="float">
            <text:p>2,88524627685547</text:p>
          </table:table-cell>
          <table:table-cell table:style-name="ce12" office:value-type="float" office:value="8.19046688079834" calcext:value-type="float">
            <text:p>8,19046688079834</text:p>
          </table:table-cell>
          <table:table-cell table:style-name="ce12" office:value-type="float" office:value="13.814356803894" calcext:value-type="float">
            <text:p>13,814356803894</text:p>
          </table:table-cell>
          <table:table-cell table:style-name="ce12" office:value-type="float" office:value="11.7464725971222" calcext:value-type="float">
            <text:p>11,7464725971222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8.58169460296631" calcext:value-type="float">
            <text:p>8,58169460296631</text:p>
          </table:table-cell>
          <table:table-cell table:style-name="ce12" office:value-type="float" office:value="12.0261931419373" calcext:value-type="float">
            <text:p>12,0261931419373</text:p>
          </table:table-cell>
          <table:table-cell table:style-name="ce12" office:value-type="float" office:value="23.2592031955719" calcext:value-type="float">
            <text:p>23,2592031955719</text:p>
          </table:table-cell>
          <table:table-cell table:style-name="ce12" office:value-type="float" office:value="35.9540977478027" calcext:value-type="float">
            <text:p>35,9540977478027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7.31209301948547" calcext:value-type="float">
            <text:p>7,31209301948547</text:p>
          </table:table-cell>
          <table:table-cell table:style-name="ce12" office:value-type="float" office:value="19.0166082382202" calcext:value-type="float">
            <text:p>19,0166082382202</text:p>
          </table:table-cell>
          <table:table-cell table:style-name="ce12" office:value-type="float" office:value="48.7142581939697" calcext:value-type="float">
            <text:p>48,7142581939697</text:p>
          </table:table-cell>
          <table:table-cell table:style-name="ce12" office:value-type="float" office:value="32.3290326595306" calcext:value-type="float">
            <text:p>32,3290326595306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7.3142569065094" calcext:value-type="float">
            <text:p>7,3142569065094</text:p>
          </table:table-cell>
          <table:table-cell table:style-name="ce12" office:value-type="float" office:value="8.3641152381897" calcext:value-type="float">
            <text:p>8,3641152381897</text:p>
          </table:table-cell>
          <table:table-cell table:style-name="ce12" office:value-type="float" office:value="15.6479952335358" calcext:value-type="float">
            <text:p>15,6479952335358</text:p>
          </table:table-cell>
          <table:table-cell table:style-name="ce12" office:value-type="float" office:value="20.5389220714569" calcext:value-type="float">
            <text:p>20,5389220714569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2.87480354309082" calcext:value-type="float">
            <text:p>2,87480354309082</text:p>
          </table:table-cell>
          <table:table-cell table:style-name="ce12" office:value-type="float" office:value="8.21414589881897" calcext:value-type="float">
            <text:p>8,21414589881897</text:p>
          </table:table-cell>
          <table:table-cell table:style-name="ce12" office:value-type="float" office:value="13.787162065506" calcext:value-type="float">
            <text:p>13,787162065506</text:p>
          </table:table-cell>
          <table:table-cell table:style-name="ce12" office:value-type="float" office:value="11.6281113624573" calcext:value-type="float">
            <text:p>11,628111362457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8.5769305229187" calcext:value-type="float">
            <text:p>8,5769305229187</text:p>
          </table:table-cell>
          <table:table-cell table:style-name="ce12" office:value-type="float" office:value="12.0918879508972" calcext:value-type="float">
            <text:p>12,0918879508972</text:p>
          </table:table-cell>
          <table:table-cell table:style-name="ce12" office:value-type="float" office:value="23.1875536441803" calcext:value-type="float">
            <text:p>23,1875536441803</text:p>
          </table:table-cell>
          <table:table-cell table:style-name="ce12" office:value-type="float" office:value="35.919691324234" calcext:value-type="float">
            <text:p>35,919691324234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7.30761170387268" calcext:value-type="float">
            <text:p>7,30761170387268</text:p>
          </table:table-cell>
          <table:table-cell table:style-name="ce12" office:value-type="float" office:value="18.9607427120209" calcext:value-type="float">
            <text:p>18,9607427120209</text:p>
          </table:table-cell>
          <table:table-cell table:style-name="ce12" office:value-type="float" office:value="48.8789215087891" calcext:value-type="float">
            <text:p>48,8789215087891</text:p>
          </table:table-cell>
          <table:table-cell table:style-name="ce12" office:value-type="float" office:value="32.4269289970398" calcext:value-type="float">
            <text:p>32,4269289970398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7.29489612579346" calcext:value-type="float">
            <text:p>7,29489612579346</text:p>
          </table:table-cell>
          <table:table-cell table:style-name="ce12" office:value-type="float" office:value="8.32782769203186" calcext:value-type="float">
            <text:p>8,32782769203186</text:p>
          </table:table-cell>
          <table:table-cell table:style-name="ce12" office:value-type="float" office:value="15.676666021347" calcext:value-type="float">
            <text:p>15,676666021347</text:p>
          </table:table-cell>
          <table:table-cell table:style-name="ce12" office:value-type="float" office:value="20.6543180942535" calcext:value-type="float">
            <text:p>20,6543180942535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2.89232134819031" calcext:value-type="float">
            <text:p>2,89232134819031</text:p>
          </table:table-cell>
          <table:table-cell table:style-name="ce12" office:value-type="float" office:value="8.16976308822632" calcext:value-type="float">
            <text:p>8,16976308822632</text:p>
          </table:table-cell>
          <table:table-cell table:style-name="ce12" office:value-type="float" office:value="13.8562762737274" calcext:value-type="float">
            <text:p>13,8562762737274</text:p>
          </table:table-cell>
          <table:table-cell table:style-name="ce12" office:value-type="float" office:value="11.7238080501556" calcext:value-type="float">
            <text:p>11,7238080501556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8.56140947341919" calcext:value-type="float">
            <text:p>8,56140947341919</text:p>
          </table:table-cell>
          <table:table-cell table:style-name="ce12" office:value-type="float" office:value="12.0081853866577" calcext:value-type="float">
            <text:p>12,0081853866577</text:p>
          </table:table-cell>
          <table:table-cell table:style-name="ce12" office:value-type="float" office:value="23.2362790107727" calcext:value-type="float">
            <text:p>23,2362790107727</text:p>
          </table:table-cell>
          <table:table-cell table:style-name="ce12" office:value-type="float" office:value="35.8378748893738" calcext:value-type="float">
            <text:p>35,8378748893738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7.26038432121277" calcext:value-type="float">
            <text:p>7,26038432121277</text:p>
          </table:table-cell>
          <table:table-cell table:style-name="ce12" office:value-type="float" office:value="18.8630270957947" calcext:value-type="float">
            <text:p>18,8630270957947</text:p>
          </table:table-cell>
          <table:table-cell table:style-name="ce12" office:value-type="float" office:value="48.8048372268677" calcext:value-type="float">
            <text:p>48,8048372268677</text:p>
          </table:table-cell>
          <table:table-cell table:style-name="ce12" office:value-type="float" office:value="32.3855316638947" calcext:value-type="float">
            <text:p>32,3855316638947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7.30353784561157" calcext:value-type="float">
            <text:p>7,30353784561157</text:p>
          </table:table-cell>
          <table:table-cell table:style-name="ce12" office:value-type="float" office:value="8.35137605667114" calcext:value-type="float">
            <text:p>8,35137605667114</text:p>
          </table:table-cell>
          <table:table-cell table:style-name="ce12" office:value-type="float" office:value="15.5982608795166" calcext:value-type="float">
            <text:p>15,5982608795166</text:p>
          </table:table-cell>
          <table:table-cell table:style-name="ce12" office:value-type="float" office:value="20.6895644664764" calcext:value-type="float">
            <text:p>20,6895644664764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2.90802264213562" calcext:value-type="float">
            <text:p>2,90802264213562</text:p>
          </table:table-cell>
          <table:table-cell table:style-name="ce12" office:value-type="float" office:value="8.20478582382202" calcext:value-type="float">
            <text:p>8,20478582382202</text:p>
          </table:table-cell>
          <table:table-cell table:style-name="ce12" office:value-type="float" office:value="13.7998158931732" calcext:value-type="float">
            <text:p>13,7998158931732</text:p>
          </table:table-cell>
          <table:table-cell table:style-name="ce12" office:value-type="float" office:value="11.7102055549622" calcext:value-type="float">
            <text:p>11,7102055549622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8.56222486495972" calcext:value-type="float">
            <text:p>8,56222486495972</text:p>
          </table:table-cell>
          <table:table-cell table:style-name="ce12" office:value-type="float" office:value="11.9688534736633" calcext:value-type="float">
            <text:p>11,9688534736633</text:p>
          </table:table-cell>
          <table:table-cell table:style-name="ce12" office:value-type="float" office:value="23.2690749168396" calcext:value-type="float">
            <text:p>23,2690749168396</text:p>
          </table:table-cell>
          <table:table-cell table:style-name="ce12" office:value-type="float" office:value="36.0761981010437" calcext:value-type="float">
            <text:p>36,0761981010437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7.24862360954285" calcext:value-type="float">
            <text:p>7,24862360954285</text:p>
          </table:table-cell>
          <table:table-cell table:style-name="ce12" office:value-type="float" office:value="18.9059746265411" calcext:value-type="float">
            <text:p>18,9059746265411</text:p>
          </table:table-cell>
          <table:table-cell table:style-name="ce12" office:value-type="float" office:value="48.5177114009857" calcext:value-type="float">
            <text:p>48,5177114009857</text:p>
          </table:table-cell>
          <table:table-cell table:style-name="ce12" office:value-type="float" office:value="32.3508911132812" calcext:value-type="float">
            <text:p>32,3508911132812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7.31496620178223" calcext:value-type="float">
            <text:p>7,31496620178223</text:p>
          </table:table-cell>
          <table:table-cell table:style-name="ce12" office:value-type="float" office:value="8.35002875328064" calcext:value-type="float">
            <text:p>8,35002875328064</text:p>
          </table:table-cell>
          <table:table-cell table:style-name="ce12" office:value-type="float" office:value="15.6539144515991" calcext:value-type="float">
            <text:p>15,6539144515991</text:p>
          </table:table-cell>
          <table:table-cell table:style-name="ce12" office:value-type="float" office:value="20.5716247558594" calcext:value-type="float">
            <text:p>20,5716247558594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2.89643883705139" calcext:value-type="float">
            <text:p>2,89643883705139</text:p>
          </table:table-cell>
          <table:table-cell table:style-name="ce12" office:value-type="float" office:value="8.18275260925293" calcext:value-type="float">
            <text:p>8,18275260925293</text:p>
          </table:table-cell>
          <table:table-cell table:style-name="ce12" office:value-type="float" office:value="13.8115327358246" calcext:value-type="float">
            <text:p>13,8115327358246</text:p>
          </table:table-cell>
          <table:table-cell table:style-name="ce12" office:value-type="float" office:value="11.7120594978333" calcext:value-type="float">
            <text:p>11,712059497833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8.52785420417786" calcext:value-type="float">
            <text:p>8,52785420417786</text:p>
          </table:table-cell>
          <table:table-cell table:style-name="ce12" office:value-type="float" office:value="12.049605846405" calcext:value-type="float">
            <text:p>12,049605846405</text:p>
          </table:table-cell>
          <table:table-cell table:style-name="ce12" office:value-type="float" office:value="23.2537178993225" calcext:value-type="float">
            <text:p>23,2537178993225</text:p>
          </table:table-cell>
          <table:table-cell table:style-name="ce12" office:value-type="float" office:value="36.0118639469147" calcext:value-type="float">
            <text:p>36,0118639469147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7.28113698959351" calcext:value-type="float">
            <text:p>7,28113698959351</text:p>
          </table:table-cell>
          <table:table-cell table:style-name="ce12" office:value-type="float" office:value="19.0086958408356" calcext:value-type="float">
            <text:p>19,0086958408356</text:p>
          </table:table-cell>
          <table:table-cell table:style-name="ce12" office:value-type="float" office:value="48.4694571495056" calcext:value-type="float">
            <text:p>48,4694571495056</text:p>
          </table:table-cell>
          <table:table-cell table:style-name="ce12" office:value-type="float" office:value="32.4072661399841" calcext:value-type="float">
            <text:p>32,4072661399841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7.31299924850464" calcext:value-type="float">
            <text:p>7,31299924850464</text:p>
          </table:table-cell>
          <table:table-cell table:style-name="ce12" office:value-type="float" office:value="8.37648034095764" calcext:value-type="float">
            <text:p>8,37648034095764</text:p>
          </table:table-cell>
          <table:table-cell table:style-name="ce12" office:value-type="float" office:value="15.6120264530182" calcext:value-type="float">
            <text:p>15,6120264530182</text:p>
          </table:table-cell>
          <table:table-cell table:style-name="ce12" office:value-type="float" office:value="20.6461417675018" calcext:value-type="float">
            <text:p>20,6461417675018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2.89941883087158" calcext:value-type="float">
            <text:p>2,89941883087158</text:p>
          </table:table-cell>
          <table:table-cell table:style-name="ce12" office:value-type="float" office:value="8.23912286758423" calcext:value-type="float">
            <text:p>8,23912286758423</text:p>
          </table:table-cell>
          <table:table-cell table:style-name="ce12" office:value-type="float" office:value="13.7756898403168" calcext:value-type="float">
            <text:p>13,7756898403168</text:p>
          </table:table-cell>
          <table:table-cell table:style-name="ce12" office:value-type="float" office:value="11.6769425868988" calcext:value-type="float">
            <text:p>11,676942586898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8.5754988193512" calcext:value-type="float">
            <text:p>8,5754988193512</text:p>
          </table:table-cell>
          <table:table-cell table:style-name="ce12" office:value-type="float" office:value="11.9962346553803" calcext:value-type="float">
            <text:p>11,9962346553803</text:p>
          </table:table-cell>
          <table:table-cell table:style-name="ce12" office:value-type="float" office:value="23.1726021766663" calcext:value-type="float">
            <text:p>23,1726021766663</text:p>
          </table:table-cell>
          <table:table-cell table:style-name="ce12" office:value-type="float" office:value="35.8754925727844" calcext:value-type="float">
            <text:p>35,8754925727844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7.27082800865173" calcext:value-type="float">
            <text:p>7,27082800865173</text:p>
          </table:table-cell>
          <table:table-cell table:style-name="ce12" office:value-type="float" office:value="18.7703099250793" calcext:value-type="float">
            <text:p>18,7703099250793</text:p>
          </table:table-cell>
          <table:table-cell table:style-name="ce12" office:value-type="float" office:value="48.6319515705109" calcext:value-type="float">
            <text:p>48,6319515705109</text:p>
          </table:table-cell>
          <table:table-cell table:style-name="ce12" office:value-type="float" office:value="32.3467516899109" calcext:value-type="float">
            <text:p>32,3467516899109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7.29497933387756" calcext:value-type="float">
            <text:p>7,29497933387756</text:p>
          </table:table-cell>
          <table:table-cell table:style-name="ce12" office:value-type="float" office:value="8.37128663063049" calcext:value-type="float">
            <text:p>8,37128663063049</text:p>
          </table:table-cell>
          <table:table-cell table:style-name="ce12" office:value-type="float" office:value="15.6320729255676" calcext:value-type="float">
            <text:p>15,6320729255676</text:p>
          </table:table-cell>
          <table:table-cell table:style-name="ce12" office:value-type="float" office:value="20.6817967891693" calcext:value-type="float">
            <text:p>20,6817967891693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2.93062376976013" calcext:value-type="float">
            <text:p>2,93062376976013</text:p>
          </table:table-cell>
          <table:table-cell table:style-name="ce12" office:value-type="float" office:value="8.17218065261841" calcext:value-type="float">
            <text:p>8,17218065261841</text:p>
          </table:table-cell>
          <table:table-cell table:style-name="ce12" office:value-type="float" office:value="13.7863125801086" calcext:value-type="float">
            <text:p>13,7863125801086</text:p>
          </table:table-cell>
          <table:table-cell table:style-name="ce12" office:value-type="float" office:value="11.7620470523834" calcext:value-type="float">
            <text:p>11,7620470523834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8.53980350494385" calcext:value-type="float">
            <text:p>8,53980350494385</text:p>
          </table:table-cell>
          <table:table-cell table:style-name="ce12" office:value-type="float" office:value="11.9936606884003" calcext:value-type="float">
            <text:p>11,9936606884003</text:p>
          </table:table-cell>
          <table:table-cell table:style-name="ce12" office:value-type="float" office:value="23.0556344985962" calcext:value-type="float">
            <text:p>23,0556344985962</text:p>
          </table:table-cell>
          <table:table-cell table:style-name="ce12" office:value-type="float" office:value="36.0570607185364" calcext:value-type="float">
            <text:p>36,0570607185364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7.26142501831055" calcext:value-type="float">
            <text:p>7,26142501831055</text:p>
          </table:table-cell>
          <table:table-cell table:style-name="ce12" office:value-type="float" office:value="18.7764129638672" calcext:value-type="float">
            <text:p>18,7764129638672</text:p>
          </table:table-cell>
          <table:table-cell table:style-name="ce12" office:value-type="float" office:value="48.671767950058" calcext:value-type="float">
            <text:p>48,671767950058</text:p>
          </table:table-cell>
          <table:table-cell table:style-name="ce12" office:value-type="float" office:value="32.3167276382446" calcext:value-type="float">
            <text:p>32,3167276382446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7.25535106658936" calcext:value-type="float">
            <text:p>7,25535106658936</text:p>
          </table:table-cell>
          <table:table-cell table:style-name="ce12" office:value-type="float" office:value="8.33949160575867" calcext:value-type="float">
            <text:p>8,33949160575867</text:p>
          </table:table-cell>
          <table:table-cell table:style-name="ce12" office:value-type="float" office:value="15.6823327541351" calcext:value-type="float">
            <text:p>15,6823327541351</text:p>
          </table:table-cell>
          <table:table-cell table:style-name="ce12" office:value-type="float" office:value="20.5589680671692" calcext:value-type="float">
            <text:p>20,5589680671692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2.90140295028687" calcext:value-type="float">
            <text:p>2,90140295028687</text:p>
          </table:table-cell>
          <table:table-cell table:style-name="ce12" office:value-type="float" office:value="8.19735407829285" calcext:value-type="float">
            <text:p>8,19735407829285</text:p>
          </table:table-cell>
          <table:table-cell table:style-name="ce12" office:value-type="float" office:value="13.7639608383179" calcext:value-type="float">
            <text:p>13,7639608383179</text:p>
          </table:table-cell>
          <table:table-cell table:style-name="ce12" office:value-type="float" office:value="11.6535878181458" calcext:value-type="float">
            <text:p>11,653587818145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8.53215670585632" calcext:value-type="float">
            <text:p>8,53215670585632</text:p>
          </table:table-cell>
          <table:table-cell table:style-name="ce12" office:value-type="float" office:value="12.0693347454071" calcext:value-type="float">
            <text:p>12,0693347454071</text:p>
          </table:table-cell>
          <table:table-cell table:style-name="ce12" office:value-type="float" office:value="23.1751182079315" calcext:value-type="float">
            <text:p>23,1751182079315</text:p>
          </table:table-cell>
          <table:table-cell table:style-name="ce12" office:value-type="float" office:value="36.0220773220062" calcext:value-type="float">
            <text:p>36,0220773220062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7.22522950172424" calcext:value-type="float">
            <text:p>7,22522950172424</text:p>
          </table:table-cell>
          <table:table-cell table:style-name="ce12" office:value-type="float" office:value="18.7181179523468" calcext:value-type="float">
            <text:p>18,7181179523468</text:p>
          </table:table-cell>
          <table:table-cell table:style-name="ce12" office:value-type="float" office:value="48.7133305072784" calcext:value-type="float">
            <text:p>48,7133305072784</text:p>
          </table:table-cell>
          <table:table-cell table:style-name="ce12" office:value-type="float" office:value="32.4379172325134" calcext:value-type="float">
            <text:p>32,4379172325134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7.26314520835876" calcext:value-type="float">
            <text:p>7,26314520835876</text:p>
          </table:table-cell>
          <table:table-cell table:style-name="ce12" office:value-type="float" office:value="8.33046555519104" calcext:value-type="float">
            <text:p>8,33046555519104</text:p>
          </table:table-cell>
          <table:table-cell table:style-name="ce12" office:value-type="float" office:value="15.6213936805725" calcext:value-type="float">
            <text:p>15,6213936805725</text:p>
          </table:table-cell>
          <table:table-cell table:style-name="ce12" office:value-type="float" office:value="20.7033870220184" calcext:value-type="float">
            <text:p>20,7033870220184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2.91355276107788" calcext:value-type="float">
            <text:p>2,91355276107788</text:p>
          </table:table-cell>
          <table:table-cell table:style-name="ce12" office:value-type="float" office:value="8.16849493980408" calcext:value-type="float">
            <text:p>8,16849493980408</text:p>
          </table:table-cell>
          <table:table-cell table:style-name="ce12" office:value-type="float" office:value="13.8296358585358" calcext:value-type="float">
            <text:p>13,8296358585358</text:p>
          </table:table-cell>
          <table:table-cell table:style-name="ce12" office:value-type="float" office:value="11.7139599323273" calcext:value-type="float">
            <text:p>11,713959932327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8.49160575866699" calcext:value-type="float">
            <text:p>8,49160575866699</text:p>
          </table:table-cell>
          <table:table-cell table:style-name="ce12" office:value-type="float" office:value="12.0200543403626" calcext:value-type="float">
            <text:p>12,0200543403626</text:p>
          </table:table-cell>
          <table:table-cell table:style-name="ce12" office:value-type="float" office:value="23.2421476840973" calcext:value-type="float">
            <text:p>23,2421476840973</text:p>
          </table:table-cell>
          <table:table-cell table:style-name="ce12" office:value-type="float" office:value="35.9246242046356" calcext:value-type="float">
            <text:p>35,9246242046356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7.26796913146973" calcext:value-type="float">
            <text:p>7,26796913146973</text:p>
          </table:table-cell>
          <table:table-cell table:style-name="ce12" office:value-type="float" office:value="18.7244782447815" calcext:value-type="float">
            <text:p>18,7244782447815</text:p>
          </table:table-cell>
          <table:table-cell table:style-name="ce12" office:value-type="float" office:value="48.8945581912994" calcext:value-type="float">
            <text:p>48,8945581912994</text:p>
          </table:table-cell>
          <table:table-cell table:style-name="ce12" office:value-type="float" office:value="32.3148219585419" calcext:value-type="float">
            <text:p>32,3148219585419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7.34331202507019" calcext:value-type="float">
            <text:p>7,34331202507019</text:p>
          </table:table-cell>
          <table:table-cell table:style-name="ce12" office:value-type="float" office:value="8.37638998031616" calcext:value-type="float">
            <text:p>8,37638998031616</text:p>
          </table:table-cell>
          <table:table-cell table:style-name="ce12" office:value-type="float" office:value="15.7161116600037" calcext:value-type="float">
            <text:p>15,7161116600037</text:p>
          </table:table-cell>
          <table:table-cell table:style-name="ce12" office:value-type="float" office:value="20.6213915348053" calcext:value-type="float">
            <text:p>20,6213915348053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2.91089153289795" calcext:value-type="float">
            <text:p>2,91089153289795</text:p>
          </table:table-cell>
          <table:table-cell table:style-name="ce12" office:value-type="float" office:value="8.20924758911133" calcext:value-type="float">
            <text:p>8,20924758911133</text:p>
          </table:table-cell>
          <table:table-cell table:style-name="ce12" office:value-type="float" office:value="13.7922155857086" calcext:value-type="float">
            <text:p>13,7922155857086</text:p>
          </table:table-cell>
          <table:table-cell table:style-name="ce12" office:value-type="float" office:value="11.6609632968903" calcext:value-type="float">
            <text:p>11,660963296890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8.54764270782471" calcext:value-type="float">
            <text:p>8,54764270782471</text:p>
          </table:table-cell>
          <table:table-cell table:style-name="ce12" office:value-type="float" office:value="11.9497587680817" calcext:value-type="float">
            <text:p>11,9497587680817</text:p>
          </table:table-cell>
          <table:table-cell table:style-name="ce12" office:value-type="float" office:value="23.2587070465088" calcext:value-type="float">
            <text:p>23,2587070465088</text:p>
          </table:table-cell>
          <table:table-cell table:style-name="ce12" office:value-type="float" office:value="35.9878630638123" calcext:value-type="float">
            <text:p>35,9878630638123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7.24213862419128" calcext:value-type="float">
            <text:p>7,24213862419128</text:p>
          </table:table-cell>
          <table:table-cell table:style-name="ce12" office:value-type="float" office:value="18.7101998329163" calcext:value-type="float">
            <text:p>18,7101998329163</text:p>
          </table:table-cell>
          <table:table-cell table:style-name="ce12" office:value-type="float" office:value="48.6047158241272" calcext:value-type="float">
            <text:p>48,6047158241272</text:p>
          </table:table-cell>
          <table:table-cell table:style-name="ce12" office:value-type="float" office:value="32.4616060256958" calcext:value-type="float">
            <text:p>32,4616060256958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7.28827357292175" calcext:value-type="float">
            <text:p>7,28827357292175</text:p>
          </table:table-cell>
          <table:table-cell table:style-name="ce12" office:value-type="float" office:value="8.34302878379822" calcext:value-type="float">
            <text:p>8,34302878379822</text:p>
          </table:table-cell>
          <table:table-cell table:style-name="ce12" office:value-type="float" office:value="15.6358623504639" calcext:value-type="float">
            <text:p>15,6358623504639</text:p>
          </table:table-cell>
          <table:table-cell table:style-name="ce12" office:value-type="float" office:value="20.610098361969" calcext:value-type="float">
            <text:p>20,610098361969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2.9056224822998" calcext:value-type="float">
            <text:p>2,9056224822998</text:p>
          </table:table-cell>
          <table:table-cell table:style-name="ce12" office:value-type="float" office:value="8.18814587593079" calcext:value-type="float">
            <text:p>8,18814587593079</text:p>
          </table:table-cell>
          <table:table-cell table:style-name="ce12" office:value-type="float" office:value="13.8358910083771" calcext:value-type="float">
            <text:p>13,8358910083771</text:p>
          </table:table-cell>
          <table:table-cell table:style-name="ce12" office:value-type="float" office:value="11.7772605419159" calcext:value-type="float">
            <text:p>11,7772605419159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8.51167440414429" calcext:value-type="float">
            <text:p>8,51167440414429</text:p>
          </table:table-cell>
          <table:table-cell table:style-name="ce12" office:value-type="float" office:value="12.0606157779694" calcext:value-type="float">
            <text:p>12,0606157779694</text:p>
          </table:table-cell>
          <table:table-cell table:style-name="ce12" office:value-type="float" office:value="23.1972711086273" calcext:value-type="float">
            <text:p>23,1972711086273</text:p>
          </table:table-cell>
          <table:table-cell table:style-name="ce12" office:value-type="float" office:value="35.9500226974487" calcext:value-type="float">
            <text:p>35,9500226974487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7.2582323551178" calcext:value-type="float">
            <text:p>7,2582323551178</text:p>
          </table:table-cell>
          <table:table-cell table:style-name="ce12" office:value-type="float" office:value="18.7578639984131" calcext:value-type="float">
            <text:p>18,7578639984131</text:p>
          </table:table-cell>
          <table:table-cell table:style-name="ce12" office:value-type="float" office:value="48.7866570949555" calcext:value-type="float">
            <text:p>48,7866570949555</text:p>
          </table:table-cell>
          <table:table-cell table:style-name="ce12" office:value-type="float" office:value="32.3893733024597" calcext:value-type="float">
            <text:p>32,3893733024597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7.32825970649719" calcext:value-type="float">
            <text:p>7,32825970649719</text:p>
          </table:table-cell>
          <table:table-cell table:style-name="ce12" office:value-type="float" office:value="8.34103155136108" calcext:value-type="float">
            <text:p>8,34103155136108</text:p>
          </table:table-cell>
          <table:table-cell table:style-name="ce12" office:value-type="float" office:value="15.706072807312" calcext:value-type="float">
            <text:p>15,706072807312</text:p>
          </table:table-cell>
          <table:table-cell table:style-name="ce12" office:value-type="float" office:value="20.5856812000275" calcext:value-type="float">
            <text:p>20,5856812000275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2.89164614677429" calcext:value-type="float">
            <text:p>2,89164614677429</text:p>
          </table:table-cell>
          <table:table-cell table:style-name="ce12" office:value-type="float" office:value="8.18086767196655" calcext:value-type="float">
            <text:p>8,18086767196655</text:p>
          </table:table-cell>
          <table:table-cell table:style-name="ce12" office:value-type="float" office:value="13.7970037460327" calcext:value-type="float">
            <text:p>13,7970037460327</text:p>
          </table:table-cell>
          <table:table-cell table:style-name="ce12" office:value-type="float" office:value="11.6566679477692" calcext:value-type="float">
            <text:p>11,6566679477692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8.57653498649597" calcext:value-type="float">
            <text:p>8,57653498649597</text:p>
          </table:table-cell>
          <table:table-cell table:style-name="ce12" office:value-type="float" office:value="11.9760892391205" calcext:value-type="float">
            <text:p>11,9760892391205</text:p>
          </table:table-cell>
          <table:table-cell table:style-name="ce12" office:value-type="float" office:value="23.264288187027" calcext:value-type="float">
            <text:p>23,264288187027</text:p>
          </table:table-cell>
          <table:table-cell table:style-name="ce12" office:value-type="float" office:value="35.9568276405334" calcext:value-type="float">
            <text:p>35,9568276405334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7.21280598640442" calcext:value-type="float">
            <text:p>7,21280598640442</text:p>
          </table:table-cell>
          <table:table-cell table:style-name="ce12" office:value-type="float" office:value="18.7164685726166" calcext:value-type="float">
            <text:p>18,7164685726166</text:p>
          </table:table-cell>
          <table:table-cell table:style-name="ce12" office:value-type="float" office:value="48.8494188785553" calcext:value-type="float">
            <text:p>48,8494188785553</text:p>
          </table:table-cell>
          <table:table-cell table:style-name="ce12" office:value-type="float" office:value="32.393771648407" calcext:value-type="float">
            <text:p>32,393771648407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7.31730103492737" calcext:value-type="float">
            <text:p>7,31730103492737</text:p>
          </table:table-cell>
          <table:table-cell table:style-name="ce12" office:value-type="float" office:value="8.36493229866028" calcext:value-type="float">
            <text:p>8,36493229866028</text:p>
          </table:table-cell>
          <table:table-cell table:style-name="ce12" office:value-type="float" office:value="15.6357884407043" calcext:value-type="float">
            <text:p>15,6357884407043</text:p>
          </table:table-cell>
          <table:table-cell table:style-name="ce12" office:value-type="float" office:value="20.6604280471802" calcext:value-type="float">
            <text:p>20,6604280471802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2.88711214065552" calcext:value-type="float">
            <text:p>2,88711214065552</text:p>
          </table:table-cell>
          <table:table-cell table:style-name="ce12" office:value-type="float" office:value="8.17180752754211" calcext:value-type="float">
            <text:p>8,17180752754211</text:p>
          </table:table-cell>
          <table:table-cell table:style-name="ce12" office:value-type="float" office:value="13.8531401157379" calcext:value-type="float">
            <text:p>13,8531401157379</text:p>
          </table:table-cell>
          <table:table-cell table:style-name="ce12" office:value-type="float" office:value="11.736718416214" calcext:value-type="float">
            <text:p>11,736718416214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8.58496880531311" calcext:value-type="float">
            <text:p>8,58496880531311</text:p>
          </table:table-cell>
          <table:table-cell table:style-name="ce12" office:value-type="float" office:value="11.9971344470978" calcext:value-type="float">
            <text:p>11,9971344470978</text:p>
          </table:table-cell>
          <table:table-cell table:style-name="ce12" office:value-type="float" office:value="23.1631674766541" calcext:value-type="float">
            <text:p>23,1631674766541</text:p>
          </table:table-cell>
          <table:table-cell table:style-name="ce12" office:value-type="float" office:value="35.9330854415894" calcext:value-type="float">
            <text:p>35,9330854415894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7.21575474739075" calcext:value-type="float">
            <text:p>7,21575474739075</text:p>
          </table:table-cell>
          <table:table-cell table:style-name="ce12" office:value-type="float" office:value="18.7666757106781" calcext:value-type="float">
            <text:p>18,7666757106781</text:p>
          </table:table-cell>
          <table:table-cell table:style-name="ce12" office:value-type="float" office:value="48.648455619812" calcext:value-type="float">
            <text:p>48,648455619812</text:p>
          </table:table-cell>
          <table:table-cell table:style-name="ce12" office:value-type="float" office:value="32.2734444141388" calcext:value-type="float">
            <text:p>32,2734444141388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7.26953506469727" calcext:value-type="float">
            <text:p>7,26953506469727</text:p>
          </table:table-cell>
          <table:table-cell table:style-name="ce12" office:value-type="float" office:value="8.34126782417297" calcext:value-type="float">
            <text:p>8,34126782417297</text:p>
          </table:table-cell>
          <table:table-cell table:style-name="ce12" office:value-type="float" office:value="15.6155087947845" calcext:value-type="float">
            <text:p>15,6155087947845</text:p>
          </table:table-cell>
          <table:table-cell table:style-name="ce12" office:value-type="float" office:value="20.5751416683197" calcext:value-type="float">
            <text:p>20,5751416683197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2.88065624237061" calcext:value-type="float">
            <text:p>2,88065624237061</text:p>
          </table:table-cell>
          <table:table-cell table:style-name="ce12" office:value-type="float" office:value="8.21684002876282" calcext:value-type="float">
            <text:p>8,21684002876282</text:p>
          </table:table-cell>
          <table:table-cell table:style-name="ce12" office:value-type="float" office:value="13.7905213832855" calcext:value-type="float">
            <text:p>13,7905213832855</text:p>
          </table:table-cell>
          <table:table-cell table:style-name="ce12" office:value-type="float" office:value="11.6801340579987" calcext:value-type="float">
            <text:p>11,6801340579987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8.53713965415955" calcext:value-type="float">
            <text:p>8,53713965415955</text:p>
          </table:table-cell>
          <table:table-cell table:style-name="ce12" office:value-type="float" office:value="12.1005637645721" calcext:value-type="float">
            <text:p>12,1005637645721</text:p>
          </table:table-cell>
          <table:table-cell table:style-name="ce12" office:value-type="float" office:value="23.2840576171875" calcext:value-type="float">
            <text:p>23,2840576171875</text:p>
          </table:table-cell>
          <table:table-cell table:style-name="ce12" office:value-type="float" office:value="35.9456691741943" calcext:value-type="float">
            <text:p>35,9456691741943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7.28593897819519" calcext:value-type="float">
            <text:p>7,28593897819519</text:p>
          </table:table-cell>
          <table:table-cell table:style-name="ce12" office:value-type="float" office:value="18.7352120876312" calcext:value-type="float">
            <text:p>18,7352120876312</text:p>
          </table:table-cell>
          <table:table-cell table:style-name="ce12" office:value-type="float" office:value="48.8307738304138" calcext:value-type="float">
            <text:p>48,8307738304138</text:p>
          </table:table-cell>
          <table:table-cell table:style-name="ce12" office:value-type="float" office:value="32.4586341381073" calcext:value-type="float">
            <text:p>32,4586341381073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7.21674251556397" calcext:value-type="float">
            <text:p>7,21674251556397</text:p>
          </table:table-cell>
          <table:table-cell table:style-name="ce12" office:value-type="float" office:value="8.3078134059906" calcext:value-type="float">
            <text:p>8,3078134059906</text:p>
          </table:table-cell>
          <table:table-cell table:style-name="ce12" office:value-type="float" office:value="15.6570479869843" calcext:value-type="float">
            <text:p>15,6570479869843</text:p>
          </table:table-cell>
          <table:table-cell table:style-name="ce12" office:value-type="float" office:value="20.6149873733521" calcext:value-type="float">
            <text:p>20,6149873733521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2.8773341178894" calcext:value-type="float">
            <text:p>2,8773341178894</text:p>
          </table:table-cell>
          <table:table-cell table:style-name="ce12" office:value-type="float" office:value="8.19801259040833" calcext:value-type="float">
            <text:p>8,19801259040833</text:p>
          </table:table-cell>
          <table:table-cell table:style-name="ce12" office:value-type="float" office:value="13.8173003196716" calcext:value-type="float">
            <text:p>13,8173003196716</text:p>
          </table:table-cell>
          <table:table-cell table:style-name="ce12" office:value-type="float" office:value="11.7343311309814" calcext:value-type="float">
            <text:p>11,7343311309814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8.54961943626404" calcext:value-type="float">
            <text:p>8,54961943626404</text:p>
          </table:table-cell>
          <table:table-cell table:style-name="ce12" office:value-type="float" office:value="12.0372817516327" calcext:value-type="float">
            <text:p>12,0372817516327</text:p>
          </table:table-cell>
          <table:table-cell table:style-name="ce12" office:value-type="float" office:value="23.2459135055542" calcext:value-type="float">
            <text:p>23,2459135055542</text:p>
          </table:table-cell>
          <table:table-cell table:style-name="ce12" office:value-type="float" office:value="35.9416751861572" calcext:value-type="float">
            <text:p>35,9416751861572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7.27636575698853" calcext:value-type="float">
            <text:p>7,27636575698853</text:p>
          </table:table-cell>
          <table:table-cell table:style-name="ce12" office:value-type="float" office:value="18.7578830718994" calcext:value-type="float">
            <text:p>18,7578830718994</text:p>
          </table:table-cell>
          <table:table-cell table:style-name="ce12" office:value-type="float" office:value="48.7622973918915" calcext:value-type="float">
            <text:p>48,7622973918915</text:p>
          </table:table-cell>
          <table:table-cell table:style-name="ce12" office:value-type="float" office:value="32.4002413749695" calcext:value-type="float">
            <text:p>32,4002413749695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7.27592372894287" calcext:value-type="float">
            <text:p>7,27592372894287</text:p>
          </table:table-cell>
          <table:table-cell table:style-name="ce12" office:value-type="float" office:value="8.37696385383606" calcext:value-type="float">
            <text:p>8,37696385383606</text:p>
          </table:table-cell>
          <table:table-cell table:style-name="ce12" office:value-type="float" office:value="15.5971086025238" calcext:value-type="float">
            <text:p>15,5971086025238</text:p>
          </table:table-cell>
          <table:table-cell table:style-name="ce12" office:value-type="float" office:value="20.6766841411591" calcext:value-type="float">
            <text:p>20,6766841411591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2.89223551750183" calcext:value-type="float">
            <text:p>2,89223551750183</text:p>
          </table:table-cell>
          <table:table-cell table:style-name="ce12" office:value-type="float" office:value="8.19275426864624" calcext:value-type="float">
            <text:p>8,19275426864624</text:p>
          </table:table-cell>
          <table:table-cell table:style-name="ce12" office:value-type="float" office:value="13.7769818305969" calcext:value-type="float">
            <text:p>13,7769818305969</text:p>
          </table:table-cell>
          <table:table-cell table:style-name="ce12" office:value-type="float" office:value="11.6328163146973" calcext:value-type="float">
            <text:p>11,632816314697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8.56268262863159" calcext:value-type="float">
            <text:p>8,56268262863159</text:p>
          </table:table-cell>
          <table:table-cell table:style-name="ce12" office:value-type="float" office:value="12.0101609230042" calcext:value-type="float">
            <text:p>12,0101609230042</text:p>
          </table:table-cell>
          <table:table-cell table:style-name="ce12" office:value-type="float" office:value="23.2156522274017" calcext:value-type="float">
            <text:p>23,2156522274017</text:p>
          </table:table-cell>
          <table:table-cell table:style-name="ce12" office:value-type="float" office:value="35.9753203392029" calcext:value-type="float">
            <text:p>35,9753203392029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7.27330327033997" calcext:value-type="float">
            <text:p>7,27330327033997</text:p>
          </table:table-cell>
          <table:table-cell table:style-name="ce12" office:value-type="float" office:value="18.6989629268646" calcext:value-type="float">
            <text:p>18,6989629268646</text:p>
          </table:table-cell>
          <table:table-cell table:style-name="ce12" office:value-type="float" office:value="48.6597621440887" calcext:value-type="float">
            <text:p>48,6597621440887</text:p>
          </table:table-cell>
          <table:table-cell table:style-name="ce12" office:value-type="float" office:value="32.3550317287445" calcext:value-type="float">
            <text:p>32,3550317287445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7.32545065879822" calcext:value-type="float">
            <text:p>7,32545065879822</text:p>
          </table:table-cell>
          <table:table-cell table:style-name="ce12" office:value-type="float" office:value="8.37091779708862" calcext:value-type="float">
            <text:p>8,37091779708862</text:p>
          </table:table-cell>
          <table:table-cell table:style-name="ce12" office:value-type="float" office:value="15.571594953537" calcext:value-type="float">
            <text:p>15,571594953537</text:p>
          </table:table-cell>
          <table:table-cell table:style-name="ce12" office:value-type="float" office:value="20.5821306705475" calcext:value-type="float">
            <text:p>20,5821306705475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2.89727926254272" calcext:value-type="float">
            <text:p>2,89727926254272</text:p>
          </table:table-cell>
          <table:table-cell table:style-name="ce12" office:value-type="float" office:value="8.15405869483948" calcext:value-type="float">
            <text:p>8,15405869483948</text:p>
          </table:table-cell>
          <table:table-cell table:style-name="ce12" office:value-type="float" office:value="13.8376469612122" calcext:value-type="float">
            <text:p>13,8376469612122</text:p>
          </table:table-cell>
          <table:table-cell table:style-name="ce12" office:value-type="float" office:value="11.7370932102203" calcext:value-type="float">
            <text:p>11,737093210220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8.5463924407959" calcext:value-type="float">
            <text:p>8,5463924407959</text:p>
          </table:table-cell>
          <table:table-cell table:style-name="ce12" office:value-type="float" office:value="12.0378901958466" calcext:value-type="float">
            <text:p>12,0378901958466</text:p>
          </table:table-cell>
          <table:table-cell table:style-name="ce12" office:value-type="float" office:value="23.1987526416779" calcext:value-type="float">
            <text:p>23,1987526416779</text:p>
          </table:table-cell>
          <table:table-cell table:style-name="ce12" office:value-type="float" office:value="35.8436195850372" calcext:value-type="float">
            <text:p>35,8436195850372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7.23765873908997" calcext:value-type="float">
            <text:p>7,23765873908997</text:p>
          </table:table-cell>
          <table:table-cell table:style-name="ce12" office:value-type="float" office:value="18.7994976043701" calcext:value-type="float">
            <text:p>18,7994976043701</text:p>
          </table:table-cell>
          <table:table-cell table:style-name="ce12" office:value-type="float" office:value="48.6784443855286" calcext:value-type="float">
            <text:p>48,6784443855286</text:p>
          </table:table-cell>
          <table:table-cell table:style-name="ce12" office:value-type="float" office:value="32.4405655860901" calcext:value-type="float">
            <text:p>32,4405655860901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7.30684924125671" calcext:value-type="float">
            <text:p>7,30684924125671</text:p>
          </table:table-cell>
          <table:table-cell table:style-name="ce12" office:value-type="float" office:value="8.37685084342957" calcext:value-type="float">
            <text:p>8,37685084342957</text:p>
          </table:table-cell>
          <table:table-cell table:style-name="ce12" office:value-type="float" office:value="15.6963295936584" calcext:value-type="float">
            <text:p>15,6963295936584</text:p>
          </table:table-cell>
          <table:table-cell table:style-name="ce12" office:value-type="float" office:value="20.7076568603516" calcext:value-type="float">
            <text:p>20,7076568603516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2.91063070297241" calcext:value-type="float">
            <text:p>2,91063070297241</text:p>
          </table:table-cell>
          <table:table-cell table:style-name="ce12" office:value-type="float" office:value="8.21757125854492" calcext:value-type="float">
            <text:p>8,21757125854492</text:p>
          </table:table-cell>
          <table:table-cell table:style-name="ce12" office:value-type="float" office:value="13.8146235942841" calcext:value-type="float">
            <text:p>13,8146235942841</text:p>
          </table:table-cell>
          <table:table-cell table:style-name="ce12" office:value-type="float" office:value="11.6857583522797" calcext:value-type="float">
            <text:p>11,6857583522797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8.55051254034042" calcext:value-type="float">
            <text:p>8,55051254034042</text:p>
          </table:table-cell>
          <table:table-cell table:style-name="ce6" table:formula="of:=AVERAGE([.D4:.D23])" office:value-type="float" office:value="12.0280965209007" calcext:value-type="float">
            <text:p>12,0280965209007</text:p>
          </table:table-cell>
          <table:table-cell table:style-name="ce6" table:formula="of:=AVERAGE([.E4:.E23])" office:value-type="float" office:value="23.2128919124603" calcext:value-type="float">
            <text:p>23,2128919124603</text:p>
          </table:table-cell>
          <table:table-cell table:style-name="ce6" table:formula="of:=AVERAGE([.F4:.F23])" office:value-type="float" office:value="35.9571246504784" calcext:value-type="float">
            <text:p>35,9571246504784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7.26625076532364" calcext:value-type="float">
            <text:p>7,26625076532364</text:p>
          </table:table-cell>
          <table:table-cell table:style-name="ce6" table:formula="of:=AVERAGE([.K4:.K23])" office:value-type="float" office:value="18.8216192007065" calcext:value-type="float">
            <text:p>18,8216192007065</text:p>
          </table:table-cell>
          <table:table-cell table:style-name="ce6" table:formula="of:=AVERAGE([.L4:.L23])" office:value-type="float" office:value="48.6904141426087" calcext:value-type="float">
            <text:p>48,6904141426087</text:p>
          </table:table-cell>
          <table:table-cell table:style-name="ce6" table:formula="of:=AVERAGE([.M4:.M23])" office:value-type="float" office:value="32.3815699577332" calcext:value-type="float">
            <text:p>32,3815699577332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7.29782432317734" calcext:value-type="float">
            <text:p>7,29782432317734</text:p>
          </table:table-cell>
          <table:table-cell table:style-name="ce6" table:formula="of:=AVERAGE([.R4:.R23])" office:value-type="float" office:value="8.35189703702927" calcext:value-type="float">
            <text:p>8,35189703702927</text:p>
          </table:table-cell>
          <table:table-cell table:style-name="ce6" table:formula="of:=AVERAGE([.S4:.S23])" office:value-type="float" office:value="15.6458386778831" calcext:value-type="float">
            <text:p>15,6458386778831</text:p>
          </table:table-cell>
          <table:table-cell table:style-name="ce6" table:formula="of:=AVERAGE([.T4:.T23])" office:value-type="float" office:value="20.6303659200668" calcext:value-type="float">
            <text:p>20,6303659200668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2.89697793722153" calcext:value-type="float">
            <text:p>2,89697793722153</text:p>
          </table:table-cell>
          <table:table-cell table:style-name="ce6" table:formula="of:=AVERAGE([.Y4:.Y23])" office:value-type="float" office:value="8.19235777854919" calcext:value-type="float">
            <text:p>8,19235777854919</text:p>
          </table:table-cell>
          <table:table-cell table:style-name="ce6" table:formula="of:=AVERAGE([.Z4:.Z23])" office:value-type="float" office:value="13.8072854042053" calcext:value-type="float">
            <text:p>13,8072854042053</text:p>
          </table:table-cell>
          <table:table-cell table:style-name="ce6" table:formula="of:=AVERAGE([.AA4:.AA23])" office:value-type="float" office:value="11.6982294440269" calcext:value-type="float">
            <text:p>11,6982294440269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.0245831569725752" calcext:value-type="float">
            <text:p>0,024583156972575</text:p>
          </table:table-cell>
          <table:table-cell table:style-name="ce6" table:formula="of:=STDEV([.D4:.D23])" office:value-type="float" office:value="0.0410594883133962" calcext:value-type="float">
            <text:p>0,041059488313396</text:p>
          </table:table-cell>
          <table:table-cell table:style-name="ce6" table:formula="of:=STDEV([.E4:.E23])" office:value-type="float" office:value="0.0525106375103946" calcext:value-type="float">
            <text:p>0,052510637510395</text:p>
          </table:table-cell>
          <table:table-cell table:style-name="ce6" table:formula="of:=STDEV([.F4:.F23])" office:value-type="float" office:value="0.0692331276111916" calcext:value-type="float">
            <text:p>0,069233127611192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.0316692286540527" calcext:value-type="float">
            <text:p>0,031669228654053</text:p>
          </table:table-cell>
          <table:table-cell table:style-name="ce6" table:formula="of:=STDEV([.K4:.K23])" office:value-type="float" office:value="0.107390586081011" calcext:value-type="float">
            <text:p>0,107390586081011</text:p>
          </table:table-cell>
          <table:table-cell table:style-name="ce6" table:formula="of:=STDEV([.L4:.L23])" office:value-type="float" office:value="0.132183480652013" calcext:value-type="float">
            <text:p>0,132183480652013</text:p>
          </table:table-cell>
          <table:table-cell table:style-name="ce6" table:formula="of:=STDEV([.M4:.M23])" office:value-type="float" office:value="0.0504023406648476" calcext:value-type="float">
            <text:p>0,050402340664848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.0297307290232204" calcext:value-type="float">
            <text:p>0,029730729023221</text:p>
          </table:table-cell>
          <table:table-cell table:style-name="ce6" table:formula="of:=STDEV([.R4:.R23])" office:value-type="float" office:value="0.0204856102902785" calcext:value-type="float">
            <text:p>0,020485610290279</text:p>
          </table:table-cell>
          <table:table-cell table:style-name="ce6" table:formula="of:=STDEV([.S4:.S23])" office:value-type="float" office:value="0.0379881383194025" calcext:value-type="float">
            <text:p>0,037988138319403</text:p>
          </table:table-cell>
          <table:table-cell table:style-name="ce6" table:formula="of:=STDEV([.T4:.T23])" office:value-type="float" office:value="0.050040917858982" calcext:value-type="float">
            <text:p>0,050040917858982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.0139087604777262" calcext:value-type="float">
            <text:p>0,013908760477726</text:p>
          </table:table-cell>
          <table:table-cell table:style-name="ce6" table:formula="of:=STDEV([.Y4:.Y23])" office:value-type="float" office:value="0.0227554082916112" calcext:value-type="float">
            <text:p>0,022755408291611</text:p>
          </table:table-cell>
          <table:table-cell table:style-name="ce6" table:formula="of:=STDEV([.Z4:.Z23])" office:value-type="float" office:value="0.0256530836667156" calcext:value-type="float">
            <text:p>0,025653083666716</text:p>
          </table:table-cell>
          <table:table-cell table:style-name="ce6" table:formula="of:=STDEV([.AA4:.AA23])" office:value-type="float" office:value="0.0434426711512898" calcext:value-type="float">
            <text:p>0,04344267115129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.00287505068925335" calcext:value-type="float">
            <text:p>0,002875050689253</text:p>
          </table:table-cell>
          <table:table-cell table:style-name="ce6" table:formula="of:=[.D25]/[.D24]" office:value-type="float" office:value="0.00341363142888393" calcext:value-type="float">
            <text:p>0,003413631428884</text:p>
          </table:table-cell>
          <table:table-cell table:style-name="ce6" table:formula="of:=[.E25]/[.E24]" office:value-type="float" office:value="0.00226213251276148" calcext:value-type="float">
            <text:p>0,002262132512761</text:p>
          </table:table-cell>
          <table:table-cell table:style-name="ce6" table:formula="of:=[.F25]/[.F24]" office:value-type="float" office:value="0.00192543559264466" calcext:value-type="float">
            <text:p>0,001925435592645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.00435840018145068" calcext:value-type="float">
            <text:p>0,004358400181451</text:p>
          </table:table-cell>
          <table:table-cell table:style-name="ce6" table:formula="of:=[.K25]/[.K24]" office:value-type="float" office:value="0.00570570390017137" calcext:value-type="float">
            <text:p>0,005705703900171</text:p>
          </table:table-cell>
          <table:table-cell table:style-name="ce6" table:formula="of:=[.L25]/[.L24]" office:value-type="float" office:value="0.00271477421130292" calcext:value-type="float">
            <text:p>0,002714774211303</text:p>
          </table:table-cell>
          <table:table-cell table:style-name="ce6" table:formula="of:=[.M25]/[.M24]" office:value-type="float" office:value="0.00155651318730489" calcext:value-type="float">
            <text:p>0,001556513187305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.00407391678760996" calcext:value-type="float">
            <text:p>0,00407391678761</text:p>
          </table:table-cell>
          <table:table-cell table:style-name="ce6" table:formula="of:=[.R25]/[.R24]" office:value-type="float" office:value="0.00245280924794125" calcext:value-type="float">
            <text:p>0,002452809247941</text:p>
          </table:table-cell>
          <table:table-cell table:style-name="ce6" table:formula="of:=[.S25]/[.S24]" office:value-type="float" office:value="0.00242800268502719" calcext:value-type="float">
            <text:p>0,002428002685027</text:p>
          </table:table-cell>
          <table:table-cell table:style-name="ce6" table:formula="of:=[.T25]/[.T24]" office:value-type="float" office:value="0.00242559526345134" calcext:value-type="float">
            <text:p>0,002425595263451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.00480112751257815" calcext:value-type="float">
            <text:p>0,004801127512578</text:p>
          </table:table-cell>
          <table:table-cell table:style-name="ce6" table:formula="of:=[.Y25]/[.Y24]" office:value-type="float" office:value="0.0027776384902517" calcext:value-type="float">
            <text:p>0,002777638490252</text:p>
          </table:table-cell>
          <table:table-cell table:style-name="ce6" table:formula="of:=[.Z25]/[.Z24]" office:value-type="float" office:value="0.00185793824895532" calcext:value-type="float">
            <text:p>0,001857938248955</text:p>
          </table:table-cell>
          <table:table-cell table:style-name="ce6" table:formula="of:=[.AA25]/[.AA24]" office:value-type="float" office:value="0.00371361079547567" calcext:value-type="float">
            <text:p>0,003713610795476</text:p>
          </table:table-cell>
          <table:table-cell office:value-type="string" calcext:value-type="string">
            <text:p>&lt; controle &lt;0.15</text:p>
          </table:table-cell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 table:number-columns-repeated="997"/>
        </table:table-row>
        <table:table-row table:style-name="ro4">
          <table:table-cell table:style-name="ce47"/>
          <table:table-cell table:style-name="Default"/>
          <table:table-cell table:number-columns-repeated="4"/>
          <table:table-cell table:style-name="ce47"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1005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1017"/>
        </table:table-row>
        <table:table-row table:style-name="ro1">
          <table:table-cell table:style-name="ce4"/>
          <table:table-cell table:style-name="ce47"/>
          <table:table-cell table:style-name="ce13" office:value-type="string" calcext:value-type="string" table:number-columns-spanned="4" table:number-rows-spanned="1">
            <text:p>média dos tempos por iteração</text:p>
          </table:table-cell>
          <table:covered-table-cell table:number-columns-repeated="3" table:style-name="ce47"/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1</text:p>
          </table:table-cell>
          <table:table-cell table:style-name="ce6" table:formula="of:=[.C24]" office:value-type="float" office:value="8.55051254034042" calcext:value-type="float">
            <text:p>8,55051254034042</text:p>
          </table:table-cell>
          <table:table-cell table:style-name="ce6" table:formula="of:=[.D24]" office:value-type="float" office:value="12.0280965209007" calcext:value-type="float">
            <text:p>12,0280965209007</text:p>
          </table:table-cell>
          <table:table-cell table:style-name="ce6" table:formula="of:=[.E24]" office:value-type="float" office:value="23.2128919124603" calcext:value-type="float">
            <text:p>23,2128919124603</text:p>
          </table:table-cell>
          <table:table-cell table:style-name="ce6" table:formula="of:=[.F24]" office:value-type="float" office:value="35.9571246504784" calcext:value-type="float">
            <text:p>35,9571246504784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2</text:p>
          </table:table-cell>
          <table:table-cell table:style-name="ce6" table:formula="of:=[.J24]" office:value-type="float" office:value="7.26625076532364" calcext:value-type="float">
            <text:p>7,26625076532364</text:p>
          </table:table-cell>
          <table:table-cell table:style-name="ce6" table:formula="of:=[.K24]" office:value-type="float" office:value="18.8216192007065" calcext:value-type="float">
            <text:p>18,8216192007065</text:p>
          </table:table-cell>
          <table:table-cell table:style-name="ce6" table:formula="of:=[.L24]" office:value-type="float" office:value="48.6904141426087" calcext:value-type="float">
            <text:p>48,6904141426087</text:p>
          </table:table-cell>
          <table:table-cell table:style-name="ce6" table:formula="of:=[.M24]" office:value-type="float" office:value="32.3815699577332" calcext:value-type="float">
            <text:p>32,3815699577332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3</text:p>
          </table:table-cell>
          <table:table-cell table:style-name="ce6" table:formula="of:=[.Q24]" office:value-type="float" office:value="7.29782432317734" calcext:value-type="float">
            <text:p>7,29782432317734</text:p>
          </table:table-cell>
          <table:table-cell table:style-name="ce6" table:formula="of:=[.R24]" office:value-type="float" office:value="8.35189703702927" calcext:value-type="float">
            <text:p>8,35189703702927</text:p>
          </table:table-cell>
          <table:table-cell table:style-name="ce6" table:formula="of:=[.S24]" office:value-type="float" office:value="15.6458386778831" calcext:value-type="float">
            <text:p>15,6458386778831</text:p>
          </table:table-cell>
          <table:table-cell table:style-name="ce6" table:formula="of:=[.T24]" office:value-type="float" office:value="20.6303659200668" calcext:value-type="float">
            <text:p>20,6303659200668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4</text:p>
          </table:table-cell>
          <table:table-cell table:style-name="ce6" table:formula="of:=[.X24]" office:value-type="float" office:value="2.89697793722153" calcext:value-type="float">
            <text:p>2,89697793722153</text:p>
          </table:table-cell>
          <table:table-cell table:style-name="ce6" table:formula="of:=[.Y24]" office:value-type="float" office:value="8.19235777854919" calcext:value-type="float">
            <text:p>8,19235777854919</text:p>
          </table:table-cell>
          <table:table-cell table:style-name="ce6" table:formula="of:=[.Z24]" office:value-type="float" office:value="13.8072854042053" calcext:value-type="float">
            <text:p>13,8072854042053</text:p>
          </table:table-cell>
          <table:table-cell table:style-name="ce6" table:formula="of:=[.AA24]" office:value-type="float" office:value="11.6982294440269" calcext:value-type="float">
            <text:p>11,6982294440269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/>
          <table:table-cell table:style-name="ce37" table:number-columns-repeated="5"/>
          <table:table-cell table:style-name="ce41"/>
          <table:table-cell table:number-columns-repeated="1017"/>
        </table:table-row>
        <table:table-row table:style-name="ro1" table:number-rows-repeated="13">
          <table:table-cell/>
          <table:table-cell table:style-name="Default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vo - número iterações" table:style-name="ta1" table:print="false">
        <table:table-column table:style-name="co1" table:default-cell-style-name="Default"/>
        <table:table-column table:style-name="co2" table:default-cell-style-name="ce9"/>
        <table:table-column table:style-name="co15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5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7" table:number-columns-repeated="4" table:default-cell-style-name="Default"/>
        <table:table-column table:style-name="co9" table:default-cell-style-name="Default"/>
        <table:table-row table:style-name="ro1">
          <table:table-cell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/>
        </table:table-row>
        <table:table-row table:style-name="ro1">
          <table:table-cell/>
          <table:table-cell table:style-name="ce8" office:value-type="string" calcext:value-type="string">
            <text:p>n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3" calcext:value-type="float">
            <text:p>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5" calcext:value-type="float">
            <text:p>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6" calcext:value-type="float">
            <text:p>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2" calcext:value-type="float">
            <text:p>1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3" calcext:value-type="float">
            <text:p>1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4" calcext:value-type="float">
            <text:p>1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5" calcext:value-type="float">
            <text:p>1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6" calcext:value-type="float">
            <text:p>1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7" calcext:value-type="float">
            <text:p>17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8" calcext:value-type="float">
            <text:p>18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9" calcext:value-type="float">
            <text:p>1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10" calcext:value-type="float">
            <text:p>10</text:p>
          </table:table-cell>
          <table:table-cell table:style-name="ce6" table:formula="of:=AVERAGE([.D4:.D23])" office:value-type="float" office:value="10" calcext:value-type="float">
            <text:p>10</text:p>
          </table:table-cell>
          <table:table-cell table:style-name="ce6" table:formula="of:=AVERAGE([.E4:.E23])" office:value-type="float" office:value="15" calcext:value-type="float">
            <text:p>15</text:p>
          </table:table-cell>
          <table:table-cell table:style-name="ce6" table:formula="of:=AVERAGE([.F4:.F23])" office:value-type="float" office:value="19" calcext:value-type="float">
            <text:p>19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6" calcext:value-type="float">
            <text:p>6</text:p>
          </table:table-cell>
          <table:table-cell table:style-name="ce6" table:formula="of:=AVERAGE([.K4:.K23])" office:value-type="float" office:value="11" calcext:value-type="float">
            <text:p>11</text:p>
          </table:table-cell>
          <table:table-cell table:style-name="ce6" table:formula="of:=AVERAGE([.L4:.L23])" office:value-type="float" office:value="22" calcext:value-type="float">
            <text:p>22</text:p>
          </table:table-cell>
          <table:table-cell table:style-name="ce6" table:formula="of:=AVERAGE([.M4:.M23])" office:value-type="float" office:value="12" calcext:value-type="float">
            <text:p>12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11" calcext:value-type="float">
            <text:p>11</text:p>
          </table:table-cell>
          <table:table-cell table:style-name="ce6" table:formula="of:=AVERAGE([.R4:.R23])" office:value-type="float" office:value="9" calcext:value-type="float">
            <text:p>9</text:p>
          </table:table-cell>
          <table:table-cell table:style-name="ce6" table:formula="of:=AVERAGE([.S4:.S23])" office:value-type="float" office:value="13" calcext:value-type="float">
            <text:p>13</text:p>
          </table:table-cell>
          <table:table-cell table:style-name="ce6" table:formula="of:=AVERAGE([.T4:.T23])" office:value-type="float" office:value="14" calcext:value-type="float">
            <text:p>14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5" calcext:value-type="float">
            <text:p>5</text:p>
          </table:table-cell>
          <table:table-cell table:style-name="ce6" table:formula="of:=AVERAGE([.Y4:.Y23])" office:value-type="float" office:value="10" calcext:value-type="float">
            <text:p>10</text:p>
          </table:table-cell>
          <table:table-cell table:style-name="ce6" table:formula="of:=AVERAGE([.Z4:.Z23])" office:value-type="float" office:value="13" calcext:value-type="float">
            <text:p>13</text:p>
          </table:table-cell>
          <table:table-cell table:style-name="ce6" table:formula="of:=AVERAGE([.AA4:.AA23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" calcext:value-type="float">
            <text:p>0</text:p>
          </table:table-cell>
          <table:table-cell table:style-name="ce6" table:formula="of:=STDEV([.D4:.D23])" office:value-type="float" office:value="0" calcext:value-type="float">
            <text:p>0</text:p>
          </table:table-cell>
          <table:table-cell table:style-name="ce6" table:formula="of:=STDEV([.E4:.E23])" office:value-type="float" office:value="0" calcext:value-type="float">
            <text:p>0</text:p>
          </table:table-cell>
          <table:table-cell table:style-name="ce6" table:formula="of:=STDEV([.F4:.F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" calcext:value-type="float">
            <text:p>0</text:p>
          </table:table-cell>
          <table:table-cell table:style-name="ce6" table:formula="of:=STDEV([.K4:.K23])" office:value-type="float" office:value="0" calcext:value-type="float">
            <text:p>0</text:p>
          </table:table-cell>
          <table:table-cell table:style-name="ce6" table:formula="of:=STDEV([.L4:.L23])" office:value-type="float" office:value="0" calcext:value-type="float">
            <text:p>0</text:p>
          </table:table-cell>
          <table:table-cell table:style-name="ce6" table:formula="of:=STDEV([.M4:.M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" calcext:value-type="float">
            <text:p>0</text:p>
          </table:table-cell>
          <table:table-cell table:style-name="ce6" table:formula="of:=STDEV([.R4:.R23])" office:value-type="float" office:value="0" calcext:value-type="float">
            <text:p>0</text:p>
          </table:table-cell>
          <table:table-cell table:style-name="ce6" table:formula="of:=STDEV([.S4:.S23])" office:value-type="float" office:value="0" calcext:value-type="float">
            <text:p>0</text:p>
          </table:table-cell>
          <table:table-cell table:style-name="ce6" table:formula="of:=STDEV([.T4:.T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" calcext:value-type="float">
            <text:p>0</text:p>
          </table:table-cell>
          <table:table-cell table:style-name="ce6" table:formula="of:=STDEV([.Y4:.Y23])" office:value-type="float" office:value="0" calcext:value-type="float">
            <text:p>0</text:p>
          </table:table-cell>
          <table:table-cell table:style-name="ce6" table:formula="of:=STDEV([.Z4:.Z23])" office:value-type="float" office:value="0" calcext:value-type="float">
            <text:p>0</text:p>
          </table:table-cell>
          <table:table-cell table:style-name="ce6" table:formula="of:=STDEV([.AA4:.AA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" calcext:value-type="float">
            <text:p>0</text:p>
          </table:table-cell>
          <table:table-cell table:style-name="ce6" table:formula="of:=[.D25]/[.D24]" office:value-type="float" office:value="0" calcext:value-type="float">
            <text:p>0</text:p>
          </table:table-cell>
          <table:table-cell table:style-name="ce6" table:formula="of:=[.E25]/[.E24]" office:value-type="float" office:value="0" calcext:value-type="float">
            <text:p>0</text:p>
          </table:table-cell>
          <table:table-cell table:style-name="ce6" table:formula="of:=[.F25]/[.F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" calcext:value-type="float">
            <text:p>0</text:p>
          </table:table-cell>
          <table:table-cell table:style-name="ce6" table:formula="of:=[.K25]/[.K24]" office:value-type="float" office:value="0" calcext:value-type="float">
            <text:p>0</text:p>
          </table:table-cell>
          <table:table-cell table:style-name="ce6" table:formula="of:=[.L25]/[.L24]" office:value-type="float" office:value="0" calcext:value-type="float">
            <text:p>0</text:p>
          </table:table-cell>
          <table:table-cell table:style-name="ce6" table:formula="of:=[.M25]/[.M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" calcext:value-type="float">
            <text:p>0</text:p>
          </table:table-cell>
          <table:table-cell table:style-name="ce6" table:formula="of:=[.R25]/[.R24]" office:value-type="float" office:value="0" calcext:value-type="float">
            <text:p>0</text:p>
          </table:table-cell>
          <table:table-cell table:style-name="ce6" table:formula="of:=[.S25]/[.S24]" office:value-type="float" office:value="0" calcext:value-type="float">
            <text:p>0</text:p>
          </table:table-cell>
          <table:table-cell table:style-name="ce6" table:formula="of:=[.T25]/[.T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" calcext:value-type="float">
            <text:p>0</text:p>
          </table:table-cell>
          <table:table-cell table:style-name="ce6" table:formula="of:=[.Y25]/[.Y24]" office:value-type="float" office:value="0" calcext:value-type="float">
            <text:p>0</text:p>
          </table:table-cell>
          <table:table-cell table:style-name="ce6" table:formula="of:=[.Z25]/[.Z24]" office:value-type="float" office:value="0" calcext:value-type="float">
            <text:p>0</text:p>
          </table:table-cell>
          <table:table-cell table:style-name="ce6" table:formula="of:=[.AA25]/[.AA24]" office:value-type="float" office:value="0" calcext:value-type="float">
            <text:p>0</text:p>
          </table:table-cell>
          <table:table-cell office:value-type="string" calcext:value-type="string">
            <text:p>&lt; controle &lt;0.15</text:p>
          </table:table-cell>
        </table:table-row>
        <table:table-row table:style-name="ro1"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6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9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14" office:value-type="string" calcext:value-type="string" table:number-columns-spanned="4" table:number-rows-spanned="1">
            <text:p>média das iterações</text:p>
          </table:table-cell>
          <table:covered-table-cell table:number-columns-repeated="3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1</text:p>
          </table:table-cell>
          <table:table-cell table:style-name="ce6" table:formula="of:=[.C24]" office:value-type="float" office:value="10" calcext:value-type="float">
            <text:p>10</text:p>
          </table:table-cell>
          <table:table-cell table:style-name="ce6" table:formula="of:=[.D24]" office:value-type="float" office:value="10" calcext:value-type="float">
            <text:p>10</text:p>
          </table:table-cell>
          <table:table-cell table:style-name="ce6" table:formula="of:=[.E24]" office:value-type="float" office:value="15" calcext:value-type="float">
            <text:p>15</text:p>
          </table:table-cell>
          <table:table-cell table:style-name="ce6" table:formula="of:=[.F24]" office:value-type="float" office:value="19" calcext:value-type="float">
            <text:p>19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2</text:p>
          </table:table-cell>
          <table:table-cell table:style-name="ce6" table:formula="of:=[.J24]" office:value-type="float" office:value="6" calcext:value-type="float">
            <text:p>6</text:p>
          </table:table-cell>
          <table:table-cell table:style-name="ce6" table:formula="of:=[.K24]" office:value-type="float" office:value="11" calcext:value-type="float">
            <text:p>11</text:p>
          </table:table-cell>
          <table:table-cell table:style-name="ce6" table:formula="of:=[.L24]" office:value-type="float" office:value="22" calcext:value-type="float">
            <text:p>22</text:p>
          </table:table-cell>
          <table:table-cell table:style-name="ce6" table:formula="of:=[.M24]" office:value-type="float" office:value="12" calcext:value-type="float">
            <text:p>12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3</text:p>
          </table:table-cell>
          <table:table-cell table:style-name="ce6" table:formula="of:=[.Q24]" office:value-type="float" office:value="11" calcext:value-type="float">
            <text:p>11</text:p>
          </table:table-cell>
          <table:table-cell table:style-name="ce6" table:formula="of:=[.R24]" office:value-type="float" office:value="9" calcext:value-type="float">
            <text:p>9</text:p>
          </table:table-cell>
          <table:table-cell table:style-name="ce6" table:formula="of:=[.S24]" office:value-type="float" office:value="13" calcext:value-type="float">
            <text:p>13</text:p>
          </table:table-cell>
          <table:table-cell table:style-name="ce6" table:formula="of:=[.T24]" office:value-type="float" office:value="14" calcext:value-type="float">
            <text:p>14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4</text:p>
          </table:table-cell>
          <table:table-cell table:style-name="ce6" table:formula="of:=[.X24]" office:value-type="float" office:value="5" calcext:value-type="float">
            <text:p>5</text:p>
          </table:table-cell>
          <table:table-cell table:style-name="ce6" table:formula="of:=[.Y24]" office:value-type="float" office:value="10" calcext:value-type="float">
            <text:p>10</text:p>
          </table:table-cell>
          <table:table-cell table:style-name="ce6" table:formula="of:=[.Z24]" office:value-type="float" office:value="13" calcext:value-type="float">
            <text:p>13</text:p>
          </table:table-cell>
          <table:table-cell table:style-name="ce6" table:formula="of:=[.AA24]" office:value-type="float" office:value="9" calcext:value-type="float">
            <text:p>9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5"/>
          <table:table-cell table:style-name="ce37" table:number-columns-repeated="5"/>
          <table:table-cell table:style-name="ce41"/>
          <table:table-cell table:number-columns-repeated="21"/>
        </table:table-row>
        <table:table-row table:style-name="ro1" table:number-rows-repeated="13">
          <table:table-cell/>
          <table:table-cell table:style-name="Default"/>
          <table:table-cell table:number-columns-repeated="26"/>
        </table:table-row>
        <table:table-row table:style-name="ro1" table:number-rows-repeated="104852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1:04:50.385264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Frias</meta:initial-creator>
    <meta:creation-date>2021-09-17T14:16:18.99</meta:creation-date>
    <dc:date>2021-11-26T22:42:44.095602272</dc:date>
    <meta:editing-duration>P2DT6H47M40S</meta:editing-duration>
    <meta:editing-cycles>47</meta:editing-cycles>
    <meta:generator>LibreOffice/6.4.7.2$Linux_X86_64 LibreOffice_project/40$Build-2</meta:generator>
    <meta:document-statistic meta:table-count="3" meta:cell-count="1578" meta:object-count="0"/>
  </office:meta>
</office:document-meta>
</file>